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1" table:number-columns-repeated="2" table:default-cell-style-name="ce3"/>
        <table:table-column table:style-name="co1" table:number-columns-repeated="5" table:default-cell-style-name="ce2"/>
        <table:table-row table:style-name="ro1" table:number-rows-repeated="3">
          <table:table-cell table:style-name="Default" table:number-columns-repeated="8"/>
        </table:table-row>
        <table:table-row table:style-name="ro2">
          <table:table-cell office:value-type="string">
            <text:p>SMOTE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Precision Smote</text:p>
          </table:table-cell>
          <table:table-cell table:number-columns-repeated="2"/>
          <table:table-cell table:style-name="ce1" office:value-type="string">
            <text:p>Target: Limpo Source: Limpo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Precision limpo/limpo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percentage" office:value="0.794">
            <text:p>79,40%</text:p>
          </table:table-cell>
          <table:table-cell office:value-type="percentage" office:value="0.0916">
            <text:p>9,16%</text:p>
          </table:table-cell>
          <table:table-cell table:number-columns-repeated="2"/>
          <table:table-cell table:style-name="ce1" office:value-type="float" office:value="0.1">
            <text:p>0,1</text:p>
          </table:table-cell>
          <table:table-cell table:style-name="ce3" office:value-type="percentage" office:value="0.4805">
            <text:p>48,05%</text:p>
          </table:table-cell>
          <table:table-cell table:style-name="ce3" office:value-type="percentage" office:value="0.2826">
            <text:p>28,26%</text:p>
          </table:table-cell>
        </table:table-row>
        <table:table-row table:style-name="ro1">
          <table:table-cell office:value-type="float" office:value="0.25">
            <text:p>0,25</text:p>
          </table:table-cell>
          <table:table-cell office:value-type="percentage" office:value="0.6659">
            <text:p>66,59%</text:p>
          </table:table-cell>
          <table:table-cell office:value-type="percentage" office:value="0.1661">
            <text:p>16,61%</text:p>
          </table:table-cell>
          <table:table-cell table:number-columns-repeated="2"/>
          <table:table-cell table:style-name="ce1" office:value-type="float" office:value="0.25">
            <text:p>0,25</text:p>
          </table:table-cell>
          <table:table-cell table:style-name="ce3" office:value-type="percentage" office:value="0.1963">
            <text:p>19,63%</text:p>
          </table:table-cell>
          <table:table-cell table:style-name="ce3" office:value-type="percentage" office:value="0.3138">
            <text:p>31,38%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percentage" office:value="0.4805">
            <text:p>48,05%</text:p>
          </table:table-cell>
          <table:table-cell office:value-type="percentage" office:value="0.2159">
            <text:p>21,59%</text:p>
          </table:table-cell>
          <table:table-cell table:number-columns-repeated="2"/>
          <table:table-cell table:style-name="ce1" office:value-type="float" office:value="0.5">
            <text:p>0,5</text:p>
          </table:table-cell>
          <table:table-cell table:style-name="ce3" office:value-type="percentage" office:value="0.0818">
            <text:p>8,18%</text:p>
          </table:table-cell>
          <table:table-cell table:style-name="ce3" office:value-type="percentage" office:value="0.3612">
            <text:p>36,12%</text:p>
          </table:table-cell>
        </table:table-row>
        <table:table-row table:style-name="ro1">
          <table:table-cell office:value-type="float" office:value="0.75">
            <text:p>0,75</text:p>
          </table:table-cell>
          <table:table-cell office:value-type="percentage" office:value="0.3608">
            <text:p>36,08%</text:p>
          </table:table-cell>
          <table:table-cell office:value-type="percentage" office:value="0.2425">
            <text:p>24,25%</text:p>
          </table:table-cell>
          <table:table-cell table:number-columns-repeated="2"/>
          <table:table-cell table:style-name="ce1" office:value-type="float" office:value="0.75">
            <text:p>0,75</text:p>
          </table:table-cell>
          <table:table-cell table:style-name="ce3" office:value-type="percentage" office:value="0.0529">
            <text:p>5,29%</text:p>
          </table:table-cell>
          <table:table-cell table:style-name="ce3" office:value-type="percentage" office:value="0.4415">
            <text:p>44,15%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percentage" office:value="0.247">
            <text:p>24,70%</text:p>
          </table:table-cell>
          <table:table-cell office:value-type="percentage" office:value="0.2278">
            <text:p>22,78%</text:p>
          </table:table-cell>
          <table:table-cell table:number-columns-repeated="2"/>
          <table:table-cell table:style-name="ce1" office:value-type="float" office:value="0.9">
            <text:p>0,9</text:p>
          </table:table-cell>
          <table:table-cell table:style-name="ce3" office:value-type="percentage" office:value="0.0284">
            <text:p>2,84%</text:p>
          </table:table-cell>
          <table:table-cell table:style-name="ce3" office:value-type="percentage" office:value="0.373">
            <text:p>37,30%</text:p>
          </table:table-cell>
        </table:table-row>
        <table:table-row table:style-name="ro1">
          <table:table-cell table:style-name="ce2" table:number-columns-repeated="3"/>
          <table:table-cell table:number-columns-repeated="3"/>
          <table:table-cell>
            <draw:frame table:end-cell-address="Planilha1.Q33" table:end-x="0.752cm" table:end-y="0.29cm" draw:z-index="0" draw:style-name="gr1" draw:text-style-name="P1" svg:width="23.027cm" svg:height="10.786cm" svg:x="0.307cm" svg:y="0.278cm">
              <draw:object draw:notify-on-update-of-ranges="Planilha1.B4:Planilha1.B4 Planilha1.B5:Planilha1.B9 Planilha1.C4:Planilha1.C4 Planilha1.C5:Planilha1.C9 Planilha1.B12:Planilha1.B17 Planilha1.C12:Planilha1.C12 Planilha1.C12:Planilha1.C17 Planilha1.G4:Planilha1.G9 Planilha1.H4:Planilha1.H4 Planilha1.H4:Planilha1.H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style-name="ce2" table:number-columns-repeated="3"/>
          <table:table-cell table:number-columns-repeated="5"/>
        </table:table-row>
        <table:table-row table:style-name="ro2">
          <table:table-cell office:value-type="string">
            <text:p>ORBoostFilter n=3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Precision ORBoostFilter</text:p>
          </table:table-cell>
          <table:table-cell table:number-columns-repeated="5"/>
        </table:table-row>
        <table:table-row table:style-name="ro1">
          <table:table-cell office:value-type="float" office:value="0.1">
            <text:p>0,1</text:p>
          </table:table-cell>
          <table:table-cell office:value-type="percentage" office:value="0.3801">
            <text:p>38,01%</text:p>
          </table:table-cell>
          <table:table-cell office:value-type="percentage" office:value="0.2665">
            <text:p>26,65%</text:p>
          </table:table-cell>
          <table:table-cell table:number-columns-repeated="5"/>
        </table:table-row>
        <table:table-row table:style-name="ro1">
          <table:table-cell office:value-type="float" office:value="0.25">
            <text:p>0,25</text:p>
          </table:table-cell>
          <table:table-cell office:value-type="percentage" office:value="0.2484">
            <text:p>24,84%</text:p>
          </table:table-cell>
          <table:table-cell office:value-type="percentage" office:value="0.2574">
            <text:p>25,74%</text:p>
          </table:table-cell>
          <table:table-cell table:number-columns-repeated="5"/>
        </table:table-row>
        <table:table-row table:style-name="ro1">
          <table:table-cell office:value-type="float" office:value="0.5">
            <text:p>0,5</text:p>
          </table:table-cell>
          <table:table-cell office:value-type="percentage" office:value="0.1752">
            <text:p>17,52%</text:p>
          </table:table-cell>
          <table:table-cell office:value-type="percentage" office:value="0.2525">
            <text:p>25,25%</text:p>
          </table:table-cell>
          <table:table-cell table:number-columns-repeated="5"/>
        </table:table-row>
        <table:table-row table:style-name="ro1">
          <table:table-cell office:value-type="float" office:value="0.75">
            <text:p>0,75</text:p>
          </table:table-cell>
          <table:table-cell office:value-type="percentage" office:value="0.1446">
            <text:p>14,46%</text:p>
          </table:table-cell>
          <table:table-cell office:value-type="percentage" office:value="0.2601">
            <text:p>26,01%</text:p>
          </table:table-cell>
          <table:table-cell table:number-columns-repeated="5"/>
        </table:table-row>
        <table:table-row table:style-name="ro1">
          <table:table-cell office:value-type="float" office:value="0.9">
            <text:p>0,9</text:p>
          </table:table-cell>
          <table:table-cell office:value-type="percentage" office:value="0.1089">
            <text:p>10,89%</text:p>
          </table:table-cell>
          <table:table-cell office:value-type="percentage" office:value="0.2269">
            <text:p>22,69%</text:p>
          </table:table-cell>
          <table:table-cell table:number-columns-repeated="5"/>
        </table:table-row>
      </table:table>
      <table:table table:name="0.1 to 0.9" table:style-name="ta1" table:print="false">
        <table:table-column table:style-name="co1" table:number-columns-repeated="6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column table:style-name="co1" table:default-cell-style-name="ce2"/>
        <table:table-column table:style-name="co1" table:number-columns-repeated="5" table:default-cell-style-name="ce4"/>
        <table:table-row table:style-name="ro1">
          <table:table-cell table:style-name="Default" table:number-columns-repeated="78"/>
        </table:table-row>
        <table:table-row table:style-name="ro2">
          <table:table-cell office:value-type="string">
            <text:p>Clean/Clean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Clean/Noise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AENN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BBNR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C45robustFilter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CNN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CVCF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edgeBoostFilter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ENN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IPF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ORBoostFilter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RNN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  <table:table-cell table:style-name="ce4" office:value-type="string">
            <text:p>TomekLinks</text:p>
          </table:table-cell>
          <table:table-cell office:value-type="string">
            <text:p>RecallMean</text:p>
          </table:table-cell>
          <table:table-cell office:value-type="string">
            <text:p>PrecisionMean</text:p>
          </table:table-cell>
          <table:table-cell office:value-type="string">
            <text:p>F1Mean</text:p>
          </table:table-cell>
          <table:table-cell office:value-type="string">
            <text:p>TPRMean</text:p>
          </table:table-cell>
          <table:table-cell office:value-type="string">
            <text:p>TNRMean</text:p>
          </table:table-cell>
        </table:table-row>
        <table:table-row table:style-name="ro1">
          <table:table-cell office:value-type="float" office:value="0.1">
            <text:p>0,1</text:p>
          </table:table-cell>
          <table:table-cell office:value-type="float" office:value="0.4804486245">
            <text:p>0,4804486245</text:p>
          </table:table-cell>
          <table:table-cell office:value-type="float" office:value="0.2825104968">
            <text:p>0,2825104968</text:p>
          </table:table-cell>
          <table:table-cell office:value-type="float" office:value="0.3039542964">
            <text:p>0,3039542964</text:p>
          </table:table-cell>
          <table:table-cell office:value-type="float" office:value="0.4804486245">
            <text:p>0,4804486245</text:p>
          </table:table-cell>
          <table:table-cell office:value-type="float" office:value="0.8792161821">
            <text:p>0,8792161821</text:p>
          </table:table-cell>
          <table:table-cell/>
          <table:table-cell office:value-type="float" office:value="0.425482382">
            <text:p>0,425482382</text:p>
          </table:table-cell>
          <table:table-cell office:value-type="float" office:value="0.2707786121">
            <text:p>0,2707786121</text:p>
          </table:table-cell>
          <table:table-cell office:value-type="float" office:value="0.2787952942">
            <text:p>0,2787952942</text:p>
          </table:table-cell>
          <table:table-cell office:value-type="float" office:value="0.425482382">
            <text:p>0,425482382</text:p>
          </table:table-cell>
          <table:table-cell office:value-type="float" office:value="0.893510066">
            <text:p>0,893510066</text:p>
          </table:table-cell>
          <table:table-cell/>
          <table:table-cell office:value-type="float" office:value="0.2715767953">
            <text:p>0,2715767953</text:p>
          </table:table-cell>
          <table:table-cell office:value-type="float" office:value="0.222813939">
            <text:p>0,222813939</text:p>
          </table:table-cell>
          <table:table-cell office:value-type="float" office:value="0.2022460483">
            <text:p>0,2022460483</text:p>
          </table:table-cell>
          <table:table-cell office:value-type="float" office:value="0.2715767953">
            <text:p>0,2715767953</text:p>
          </table:table-cell>
          <table:table-cell office:value-type="float" office:value="0.9234150947">
            <text:p>0,9234150947</text:p>
          </table:table-cell>
          <table:table-cell/>
          <table:table-cell office:value-type="float" office:value="0.2617350205">
            <text:p>0,2617350205</text:p>
          </table:table-cell>
          <table:table-cell office:value-type="float" office:value="0.2409002529">
            <text:p>0,2409002529</text:p>
          </table:table-cell>
          <table:table-cell office:value-type="float" office:value="0.2116971514">
            <text:p>0,2116971514</text:p>
          </table:table-cell>
          <table:table-cell office:value-type="float" office:value="0.2617350205">
            <text:p>0,2617350205</text:p>
          </table:table-cell>
          <table:table-cell office:value-type="float" office:value="0.9302350724">
            <text:p>0,9302350724</text:p>
          </table:table-cell>
          <table:table-cell/>
          <table:table-cell office:value-type="float" office:value="0.4267046042">
            <text:p>0,4267046042</text:p>
          </table:table-cell>
          <table:table-cell office:value-type="float" office:value="0.276824653">
            <text:p>0,276824653</text:p>
          </table:table-cell>
          <table:table-cell office:value-type="float" office:value="0.283774495">
            <text:p>0,283774495</text:p>
          </table:table-cell>
          <table:table-cell office:value-type="float" office:value="0.4267046042">
            <text:p>0,4267046042</text:p>
          </table:table-cell>
          <table:table-cell office:value-type="float" office:value="0.8954042851">
            <text:p>0,8954042851</text:p>
          </table:table-cell>
          <table:table-cell/>
          <table:table-cell office:value-type="float" office:value="0.4924225931">
            <text:p>0,4924225931</text:p>
          </table:table-cell>
          <table:table-cell office:value-type="float" office:value="0.1201845435">
            <text:p>0,1201845435</text:p>
          </table:table-cell>
          <table:table-cell office:value-type="float" office:value="0.1732103885">
            <text:p>0,1732103885</text:p>
          </table:table-cell>
          <table:table-cell office:value-type="float" office:value="0.4924225931">
            <text:p>0,4924225931</text:p>
          </table:table-cell>
          <table:table-cell office:value-type="float" office:value="0.6378749413">
            <text:p>0,6378749413</text:p>
          </table:table-cell>
          <table:table-cell/>
          <table:table-cell office:value-type="float" office:value="0.4284471517">
            <text:p>0,4284471517</text:p>
          </table:table-cell>
          <table:table-cell office:value-type="float" office:value="0.2704774218">
            <text:p>0,2704774218</text:p>
          </table:table-cell>
          <table:table-cell office:value-type="float" office:value="0.2789157806">
            <text:p>0,2789157806</text:p>
          </table:table-cell>
          <table:table-cell office:value-type="float" office:value="0.4284471517">
            <text:p>0,4284471517</text:p>
          </table:table-cell>
          <table:table-cell office:value-type="float" office:value="0.894296423">
            <text:p>0,894296423</text:p>
          </table:table-cell>
          <table:table-cell/>
          <table:table-cell office:value-type="float" office:value="0.4214956572">
            <text:p>0,4214956572</text:p>
          </table:table-cell>
          <table:table-cell office:value-type="float" office:value="0.270834733">
            <text:p>0,270834733</text:p>
          </table:table-cell>
          <table:table-cell office:value-type="float" office:value="0.2814507673">
            <text:p>0,2814507673</text:p>
          </table:table-cell>
          <table:table-cell office:value-type="float" office:value="0.4214956572">
            <text:p>0,4214956572</text:p>
          </table:table-cell>
          <table:table-cell office:value-type="float" office:value="0.8960301324">
            <text:p>0,8960301324</text:p>
          </table:table-cell>
          <table:table-cell/>
          <table:table-cell office:value-type="float" office:value="0.227549667">
            <text:p>0,227549667</text:p>
          </table:table-cell>
          <table:table-cell office:value-type="float" office:value="0.2297409443">
            <text:p>0,2297409443</text:p>
          </table:table-cell>
          <table:table-cell office:value-type="float" office:value="0.1980508144">
            <text:p>0,1980508144</text:p>
          </table:table-cell>
          <table:table-cell office:value-type="float" office:value="0.227549667">
            <text:p>0,227549667</text:p>
          </table:table-cell>
          <table:table-cell office:value-type="float" office:value="0.9428792474">
            <text:p>0,9428792474</text:p>
          </table:table-cell>
          <table:table-cell/>
          <table:table-cell office:value-type="float" office:value="0.3983801276">
            <text:p>0,3983801276</text:p>
          </table:table-cell>
          <table:table-cell office:value-type="float" office:value="0.2697730058">
            <text:p>0,2697730058</text:p>
          </table:table-cell>
          <table:table-cell office:value-type="float" office:value="0.2647626673">
            <text:p>0,2647626673</text:p>
          </table:table-cell>
          <table:table-cell office:value-type="float" office:value="0.3983801276">
            <text:p>0,3983801276</text:p>
          </table:table-cell>
          <table:table-cell office:value-type="float" office:value="0.9013566467">
            <text:p>0,9013566467</text:p>
          </table:table-cell>
          <table:table-cell/>
          <table:table-cell office:value-type="float" office:value="0.3501820403">
            <text:p>0,3501820403</text:p>
          </table:table-cell>
          <table:table-cell office:value-type="float" office:value="0.2199510961">
            <text:p>0,2199510961</text:p>
          </table:table-cell>
          <table:table-cell office:value-type="float" office:value="0.2389487047">
            <text:p>0,2389487047</text:p>
          </table:table-cell>
          <table:table-cell office:value-type="float" office:value="0.3501820403">
            <text:p>0,3501820403</text:p>
          </table:table-cell>
          <table:table-cell office:value-type="float" office:value="0.9015802598">
            <text:p>0,9015802598</text:p>
          </table:table-cell>
          <table:table-cell/>
          <table:table-cell office:value-type="float" office:value="0.4436688044">
            <text:p>0,4436688044</text:p>
          </table:table-cell>
          <table:table-cell office:value-type="float" office:value="0.2742763531">
            <text:p>0,2742763531</text:p>
          </table:table-cell>
          <table:table-cell office:value-type="float" office:value="0.285690471">
            <text:p>0,285690471</text:p>
          </table:table-cell>
          <table:table-cell office:value-type="float" office:value="0.4436688044">
            <text:p>0,4436688044</text:p>
          </table:table-cell>
          <table:table-cell office:value-type="float" office:value="0.8899206155">
            <text:p>0,8899206155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office:value-type="float" office:value="0.2">
            <text:p>0,2</text:p>
          </table:table-cell>
          <table:table-cell office:value-type="float" office:value="0.2594912527">
            <text:p>0,2594912527</text:p>
          </table:table-cell>
          <table:table-cell office:value-type="float" office:value="0.3008835916">
            <text:p>0,3008835916</text:p>
          </table:table-cell>
          <table:table-cell office:value-type="float" office:value="0.2262253146">
            <text:p>0,2262253146</text:p>
          </table:table-cell>
          <table:table-cell office:value-type="float" office:value="0.2594912527">
            <text:p>0,2594912527</text:p>
          </table:table-cell>
          <table:table-cell office:value-type="float" office:value="0.949549011">
            <text:p>0,949549011</text:p>
          </table:table-cell>
          <table:table-cell/>
          <table:table-cell office:value-type="float" office:value="0.242994218">
            <text:p>0,242994218</text:p>
          </table:table-cell>
          <table:table-cell office:value-type="float" office:value="0.2218216479">
            <text:p>0,2218216479</text:p>
          </table:table-cell>
          <table:table-cell office:value-type="float" office:value="0.1997858913">
            <text:p>0,1997858913</text:p>
          </table:table-cell>
          <table:table-cell office:value-type="float" office:value="0.242994218">
            <text:p>0,242994218</text:p>
          </table:table-cell>
          <table:table-cell office:value-type="float" office:value="0.9386879105">
            <text:p>0,9386879105</text:p>
          </table:table-cell>
          <table:table-cell/>
          <table:table-cell office:value-type="float" office:value="0.1852099121">
            <text:p>0,1852099121</text:p>
          </table:table-cell>
          <table:table-cell office:value-type="float" office:value="0.2011223031">
            <text:p>0,2011223031</text:p>
          </table:table-cell>
          <table:table-cell office:value-type="float" office:value="0.1571745895">
            <text:p>0,1571745895</text:p>
          </table:table-cell>
          <table:table-cell office:value-type="float" office:value="0.1852099121">
            <text:p>0,1852099121</text:p>
          </table:table-cell>
          <table:table-cell office:value-type="float" office:value="0.9487819864">
            <text:p>0,9487819864</text:p>
          </table:table-cell>
          <table:table-cell/>
          <table:table-cell office:value-type="float" office:value="0.1786566121">
            <text:p>0,1786566121</text:p>
          </table:table-cell>
          <table:table-cell office:value-type="float" office:value="0.2337197708">
            <text:p>0,2337197708</text:p>
          </table:table-cell>
          <table:table-cell office:value-type="float" office:value="0.16739412">
            <text:p>0,16739412</text:p>
          </table:table-cell>
          <table:table-cell office:value-type="float" office:value="0.1786566121">
            <text:p>0,1786566121</text:p>
          </table:table-cell>
          <table:table-cell office:value-type="float" office:value="0.9547629774">
            <text:p>0,9547629774</text:p>
          </table:table-cell>
          <table:table-cell/>
          <table:table-cell office:value-type="float" office:value="0.242994218">
            <text:p>0,242994218</text:p>
          </table:table-cell>
          <table:table-cell office:value-type="float" office:value="0.2234822228">
            <text:p>0,2234822228</text:p>
          </table:table-cell>
          <table:table-cell office:value-type="float" office:value="0.2013626173">
            <text:p>0,2013626173</text:p>
          </table:table-cell>
          <table:table-cell office:value-type="float" office:value="0.242994218">
            <text:p>0,242994218</text:p>
          </table:table-cell>
          <table:table-cell office:value-type="float" office:value="0.9396992154">
            <text:p>0,9396992154</text:p>
          </table:table-cell>
          <table:table-cell/>
          <table:table-cell office:value-type="float" office:value="0.4535771825">
            <text:p>0,4535771825</text:p>
          </table:table-cell>
          <table:table-cell office:value-type="float" office:value="0.1286988188">
            <text:p>0,1286988188</text:p>
          </table:table-cell>
          <table:table-cell office:value-type="float" office:value="0.1835718662">
            <text:p>0,1835718662</text:p>
          </table:table-cell>
          <table:table-cell office:value-type="float" office:value="0.4535771825">
            <text:p>0,4535771825</text:p>
          </table:table-cell>
          <table:table-cell office:value-type="float" office:value="0.7194192904">
            <text:p>0,7194192904</text:p>
          </table:table-cell>
          <table:table-cell/>
          <table:table-cell office:value-type="float" office:value="0.250920144">
            <text:p>0,250920144</text:p>
          </table:table-cell>
          <table:table-cell office:value-type="float" office:value="0.2305801348">
            <text:p>0,2305801348</text:p>
          </table:table-cell>
          <table:table-cell office:value-type="float" office:value="0.205068163">
            <text:p>0,205068163</text:p>
          </table:table-cell>
          <table:table-cell office:value-type="float" office:value="0.250920144">
            <text:p>0,250920144</text:p>
          </table:table-cell>
          <table:table-cell office:value-type="float" office:value="0.9396578792">
            <text:p>0,9396578792</text:p>
          </table:table-cell>
          <table:table-cell/>
          <table:table-cell office:value-type="float" office:value="0.2317860762">
            <text:p>0,2317860762</text:p>
          </table:table-cell>
          <table:table-cell office:value-type="float" office:value="0.2294253541">
            <text:p>0,2294253541</text:p>
          </table:table-cell>
          <table:table-cell office:value-type="float" office:value="0.1984043647">
            <text:p>0,1984043647</text:p>
          </table:table-cell>
          <table:table-cell office:value-type="float" office:value="0.2317860762">
            <text:p>0,2317860762</text:p>
          </table:table-cell>
          <table:table-cell office:value-type="float" office:value="0.9408599112">
            <text:p>0,9408599112</text:p>
          </table:table-cell>
          <table:table-cell/>
          <table:table-cell office:value-type="float" office:value="0.1520181594">
            <text:p>0,1520181594</text:p>
          </table:table-cell>
          <table:table-cell office:value-type="float" office:value="0.2190538323">
            <text:p>0,2190538323</text:p>
          </table:table-cell>
          <table:table-cell office:value-type="float" office:value="0.1553308727">
            <text:p>0,1553308727</text:p>
          </table:table-cell>
          <table:table-cell office:value-type="float" office:value="0.1520181594">
            <text:p>0,1520181594</text:p>
          </table:table-cell>
          <table:table-cell office:value-type="float" office:value="0.9594380075">
            <text:p>0,9594380075</text:p>
          </table:table-cell>
          <table:table-cell/>
          <table:table-cell office:value-type="float" office:value="0.2258241148">
            <text:p>0,2258241148</text:p>
          </table:table-cell>
          <table:table-cell office:value-type="float" office:value="0.2188365641">
            <text:p>0,2188365641</text:p>
          </table:table-cell>
          <table:table-cell office:value-type="float" office:value="0.1883485006">
            <text:p>0,1883485006</text:p>
          </table:table-cell>
          <table:table-cell office:value-type="float" office:value="0.2258241148">
            <text:p>0,2258241148</text:p>
          </table:table-cell>
          <table:table-cell office:value-type="float" office:value="0.941481571">
            <text:p>0,941481571</text:p>
          </table:table-cell>
          <table:table-cell/>
          <table:table-cell office:value-type="float" office:value="0.2722481386">
            <text:p>0,2722481386</text:p>
          </table:table-cell>
          <table:table-cell office:value-type="float" office:value="0.2212200676">
            <text:p>0,2212200676</text:p>
          </table:table-cell>
          <table:table-cell office:value-type="float" office:value="0.2153627848">
            <text:p>0,2153627848</text:p>
          </table:table-cell>
          <table:table-cell office:value-type="float" office:value="0.2722481386">
            <text:p>0,2722481386</text:p>
          </table:table-cell>
          <table:table-cell office:value-type="float" office:value="0.9241622946">
            <text:p>0,9241622946</text:p>
          </table:table-cell>
          <table:table-cell/>
          <table:table-cell office:value-type="float" office:value="0.2491806404">
            <text:p>0,2491806404</text:p>
          </table:table-cell>
          <table:table-cell office:value-type="float" office:value="0.2215999707">
            <text:p>0,2215999707</text:p>
          </table:table-cell>
          <table:table-cell office:value-type="float" office:value="0.2015962575">
            <text:p>0,2015962575</text:p>
          </table:table-cell>
          <table:table-cell office:value-type="float" office:value="0.2491806404">
            <text:p>0,2491806404</text:p>
          </table:table-cell>
          <table:table-cell office:value-type="float" office:value="0.9364509677">
            <text:p>0,9364509677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office:value-type="float" office:value="0.3">
            <text:p>0,3</text:p>
          </table:table-cell>
          <table:table-cell office:value-type="float" office:value="0.1608919103">
            <text:p>0,1608919103</text:p>
          </table:table-cell>
          <table:table-cell office:value-type="float" office:value="0.3465377577">
            <text:p>0,3465377577</text:p>
          </table:table-cell>
          <table:table-cell office:value-type="float" office:value="0.182491113">
            <text:p>0,182491113</text:p>
          </table:table-cell>
          <table:table-cell office:value-type="float" office:value="0.1608919103">
            <text:p>0,1608919103</text:p>
          </table:table-cell>
          <table:table-cell office:value-type="float" office:value="0.9715948979">
            <text:p>0,9715948979</text:p>
          </table:table-cell>
          <table:table-cell/>
          <table:table-cell office:value-type="float" office:value="0.1653694418">
            <text:p>0,1653694418</text:p>
          </table:table-cell>
          <table:table-cell office:value-type="float" office:value="0.2110283711">
            <text:p>0,2110283711</text:p>
          </table:table-cell>
          <table:table-cell office:value-type="float" office:value="0.159983673">
            <text:p>0,159983673</text:p>
          </table:table-cell>
          <table:table-cell office:value-type="float" office:value="0.1653694418">
            <text:p>0,1653694418</text:p>
          </table:table-cell>
          <table:table-cell office:value-type="float" office:value="0.9564164821">
            <text:p>0,9564164821</text:p>
          </table:table-cell>
          <table:table-cell/>
          <table:table-cell office:value-type="float" office:value="0.150682823">
            <text:p>0,150682823</text:p>
          </table:table-cell>
          <table:table-cell office:value-type="float" office:value="0.2013401679">
            <text:p>0,2013401679</text:p>
          </table:table-cell>
          <table:table-cell office:value-type="float" office:value="0.1396626102">
            <text:p>0,1396626102</text:p>
          </table:table-cell>
          <table:table-cell office:value-type="float" office:value="0.150682823">
            <text:p>0,150682823</text:p>
          </table:table-cell>
          <table:table-cell office:value-type="float" office:value="0.9592023922">
            <text:p>0,9592023922</text:p>
          </table:table-cell>
          <table:table-cell/>
          <table:table-cell office:value-type="float" office:value="0.1384790464">
            <text:p>0,1384790464</text:p>
          </table:table-cell>
          <table:table-cell office:value-type="float" office:value="0.2320873777">
            <text:p>0,2320873777</text:p>
          </table:table-cell>
          <table:table-cell office:value-type="float" office:value="0.1464406745">
            <text:p>0,1464406745</text:p>
          </table:table-cell>
          <table:table-cell office:value-type="float" office:value="0.1384790464">
            <text:p>0,1384790464</text:p>
          </table:table-cell>
          <table:table-cell office:value-type="float" office:value="0.9640401848">
            <text:p>0,9640401848</text:p>
          </table:table-cell>
          <table:table-cell/>
          <table:table-cell office:value-type="float" office:value="0.1656433902">
            <text:p>0,1656433902</text:p>
          </table:table-cell>
          <table:table-cell office:value-type="float" office:value="0.2101194971">
            <text:p>0,2101194971</text:p>
          </table:table-cell>
          <table:table-cell office:value-type="float" office:value="0.1597221532">
            <text:p>0,1597221532</text:p>
          </table:table-cell>
          <table:table-cell office:value-type="float" office:value="0.1656433902">
            <text:p>0,1656433902</text:p>
          </table:table-cell>
          <table:table-cell office:value-type="float" office:value="0.9560608978">
            <text:p>0,9560608978</text:p>
          </table:table-cell>
          <table:table-cell/>
          <table:table-cell office:value-type="float" office:value="0.3725651052">
            <text:p>0,3725651052</text:p>
          </table:table-cell>
          <table:table-cell office:value-type="float" office:value="0.1578700022">
            <text:p>0,1578700022</text:p>
          </table:table-cell>
          <table:table-cell office:value-type="float" office:value="0.1965411398">
            <text:p>0,1965411398</text:p>
          </table:table-cell>
          <table:table-cell office:value-type="float" office:value="0.3725651052">
            <text:p>0,3725651052</text:p>
          </table:table-cell>
          <table:table-cell office:value-type="float" office:value="0.8372888308">
            <text:p>0,8372888308</text:p>
          </table:table-cell>
          <table:table-cell/>
          <table:table-cell office:value-type="float" office:value="0.1672257122">
            <text:p>0,1672257122</text:p>
          </table:table-cell>
          <table:table-cell office:value-type="float" office:value="0.2173332767">
            <text:p>0,2173332767</text:p>
          </table:table-cell>
          <table:table-cell office:value-type="float" office:value="0.1638005039">
            <text:p>0,1638005039</text:p>
          </table:table-cell>
          <table:table-cell office:value-type="float" office:value="0.1672257122">
            <text:p>0,1672257122</text:p>
          </table:table-cell>
          <table:table-cell office:value-type="float" office:value="0.956650942">
            <text:p>0,956650942</text:p>
          </table:table-cell>
          <table:table-cell/>
          <table:table-cell office:value-type="float" office:value="0.1626174289">
            <text:p>0,1626174289</text:p>
          </table:table-cell>
          <table:table-cell office:value-type="float" office:value="0.1990457619">
            <text:p>0,1990457619</text:p>
          </table:table-cell>
          <table:table-cell office:value-type="float" office:value="0.156236994">
            <text:p>0,156236994</text:p>
          </table:table-cell>
          <table:table-cell office:value-type="float" office:value="0.1626174289">
            <text:p>0,1626174289</text:p>
          </table:table-cell>
          <table:table-cell office:value-type="float" office:value="0.955376301">
            <text:p>0,955376301</text:p>
          </table:table-cell>
          <table:table-cell/>
          <table:table-cell office:value-type="float" office:value="0.1151189607">
            <text:p>0,1151189607</text:p>
          </table:table-cell>
          <table:table-cell office:value-type="float" office:value="0.2148882782">
            <text:p>0,2148882782</text:p>
          </table:table-cell>
          <table:table-cell office:value-type="float" office:value="0.1318780831">
            <text:p>0,1318780831</text:p>
          </table:table-cell>
          <table:table-cell office:value-type="float" office:value="0.1151189607">
            <text:p>0,1151189607</text:p>
          </table:table-cell>
          <table:table-cell office:value-type="float" office:value="0.9660435804">
            <text:p>0,9660435804</text:p>
          </table:table-cell>
          <table:table-cell/>
          <table:table-cell office:value-type="float" office:value="0.1560379151">
            <text:p>0,1560379151</text:p>
          </table:table-cell>
          <table:table-cell office:value-type="float" office:value="0.2001401257">
            <text:p>0,2001401257</text:p>
          </table:table-cell>
          <table:table-cell office:value-type="float" office:value="0.1499838048">
            <text:p>0,1499838048</text:p>
          </table:table-cell>
          <table:table-cell office:value-type="float" office:value="0.1560379151">
            <text:p>0,1560379151</text:p>
          </table:table-cell>
          <table:table-cell office:value-type="float" office:value="0.9569256264">
            <text:p>0,9569256264</text:p>
          </table:table-cell>
          <table:table-cell/>
          <table:table-cell office:value-type="float" office:value="0.2423191071">
            <text:p>0,2423191071</text:p>
          </table:table-cell>
          <table:table-cell office:value-type="float" office:value="0.2334366516">
            <text:p>0,2334366516</text:p>
          </table:table-cell>
          <table:table-cell office:value-type="float" office:value="0.2069801922">
            <text:p>0,2069801922</text:p>
          </table:table-cell>
          <table:table-cell office:value-type="float" office:value="0.2423191071">
            <text:p>0,2423191071</text:p>
          </table:table-cell>
          <table:table-cell office:value-type="float" office:value="0.9362777264">
            <text:p>0,9362777264</text:p>
          </table:table-cell>
          <table:table-cell/>
          <table:table-cell office:value-type="float" office:value="0.171325178">
            <text:p>0,171325178</text:p>
          </table:table-cell>
          <table:table-cell office:value-type="float" office:value="0.212413684">
            <text:p>0,212413684</text:p>
          </table:table-cell>
          <table:table-cell office:value-type="float" office:value="0.1625913146">
            <text:p>0,1625913146</text:p>
          </table:table-cell>
          <table:table-cell office:value-type="float" office:value="0.171325178">
            <text:p>0,171325178</text:p>
          </table:table-cell>
          <table:table-cell office:value-type="float" office:value="0.9539178186">
            <text:p>0,9539178186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0.1053030265">
            <text:p>0,1053030265</text:p>
          </table:table-cell>
          <table:table-cell office:value-type="float" office:value="0.3499221403">
            <text:p>0,3499221403</text:p>
          </table:table-cell>
          <table:table-cell office:value-type="float" office:value="0.1290883922">
            <text:p>0,1290883922</text:p>
          </table:table-cell>
          <table:table-cell office:value-type="float" office:value="0.1053030265">
            <text:p>0,1053030265</text:p>
          </table:table-cell>
          <table:table-cell office:value-type="float" office:value="0.9807622048">
            <text:p>0,9807622048</text:p>
          </table:table-cell>
          <table:table-cell/>
          <table:table-cell office:value-type="float" office:value="0.1228258906">
            <text:p>0,1228258906</text:p>
          </table:table-cell>
          <table:table-cell office:value-type="float" office:value="0.1932707072">
            <text:p>0,1932707072</text:p>
          </table:table-cell>
          <table:table-cell office:value-type="float" office:value="0.1290046947">
            <text:p>0,1290046947</text:p>
          </table:table-cell>
          <table:table-cell office:value-type="float" office:value="0.1228258906">
            <text:p>0,1228258906</text:p>
          </table:table-cell>
          <table:table-cell office:value-type="float" office:value="0.9637829584">
            <text:p>0,9637829584</text:p>
          </table:table-cell>
          <table:table-cell/>
          <table:table-cell office:value-type="float" office:value="0.1277731629">
            <text:p>0,1277731629</text:p>
          </table:table-cell>
          <table:table-cell office:value-type="float" office:value="0.2063315335">
            <text:p>0,2063315335</text:p>
          </table:table-cell>
          <table:table-cell office:value-type="float" office:value="0.1288501056">
            <text:p>0,1288501056</text:p>
          </table:table-cell>
          <table:table-cell office:value-type="float" office:value="0.1277731629">
            <text:p>0,1277731629</text:p>
          </table:table-cell>
          <table:table-cell office:value-type="float" office:value="0.9650820172">
            <text:p>0,9650820172</text:p>
          </table:table-cell>
          <table:table-cell/>
          <table:table-cell office:value-type="float" office:value="0.1201617965">
            <text:p>0,1201617965</text:p>
          </table:table-cell>
          <table:table-cell office:value-type="float" office:value="0.2274276369">
            <text:p>0,2274276369</text:p>
          </table:table-cell>
          <table:table-cell office:value-type="float" office:value="0.1357627802">
            <text:p>0,1357627802</text:p>
          </table:table-cell>
          <table:table-cell office:value-type="float" office:value="0.1201617965">
            <text:p>0,1201617965</text:p>
          </table:table-cell>
          <table:table-cell office:value-type="float" office:value="0.9687254184">
            <text:p>0,9687254184</text:p>
          </table:table-cell>
          <table:table-cell/>
          <table:table-cell office:value-type="float" office:value="0.1223693688">
            <text:p>0,1223693688</text:p>
          </table:table-cell>
          <table:table-cell office:value-type="float" office:value="0.1902986552">
            <text:p>0,1902986552</text:p>
          </table:table-cell>
          <table:table-cell office:value-type="float" office:value="0.1276827628">
            <text:p>0,1276827628</text:p>
          </table:table-cell>
          <table:table-cell office:value-type="float" office:value="0.1223693688">
            <text:p>0,1223693688</text:p>
          </table:table-cell>
          <table:table-cell office:value-type="float" office:value="0.9642848598">
            <text:p>0,9642848598</text:p>
          </table:table-cell>
          <table:table-cell/>
          <table:table-cell office:value-type="float" office:value="0.3241496462">
            <text:p>0,3241496462</text:p>
          </table:table-cell>
          <table:table-cell office:value-type="float" office:value="0.1655981236">
            <text:p>0,1655981236</text:p>
          </table:table-cell>
          <table:table-cell office:value-type="float" office:value="0.1835049851">
            <text:p>0,1835049851</text:p>
          </table:table-cell>
          <table:table-cell office:value-type="float" office:value="0.3241496462">
            <text:p>0,3241496462</text:p>
          </table:table-cell>
          <table:table-cell office:value-type="float" office:value="0.8637201535">
            <text:p>0,8637201535</text:p>
          </table:table-cell>
          <table:table-cell/>
          <table:table-cell office:value-type="float" office:value="0.1239128471">
            <text:p>0,1239128471</text:p>
          </table:table-cell>
          <table:table-cell office:value-type="float" office:value="0.1919010342">
            <text:p>0,1919010342</text:p>
          </table:table-cell>
          <table:table-cell office:value-type="float" office:value="0.128829718">
            <text:p>0,128829718</text:p>
          </table:table-cell>
          <table:table-cell office:value-type="float" office:value="0.1239128471">
            <text:p>0,1239128471</text:p>
          </table:table-cell>
          <table:table-cell office:value-type="float" office:value="0.962967634">
            <text:p>0,962967634</text:p>
          </table:table-cell>
          <table:table-cell/>
          <table:table-cell office:value-type="float" office:value="0.1227173913">
            <text:p>0,1227173913</text:p>
          </table:table-cell>
          <table:table-cell office:value-type="float" office:value="0.1960742561">
            <text:p>0,1960742561</text:p>
          </table:table-cell>
          <table:table-cell office:value-type="float" office:value="0.1294781478">
            <text:p>0,1294781478</text:p>
          </table:table-cell>
          <table:table-cell office:value-type="float" office:value="0.1227173913">
            <text:p>0,1227173913</text:p>
          </table:table-cell>
          <table:table-cell office:value-type="float" office:value="0.9653492306">
            <text:p>0,9653492306</text:p>
          </table:table-cell>
          <table:table-cell/>
          <table:table-cell office:value-type="float" office:value="0.1050623839">
            <text:p>0,1050623839</text:p>
          </table:table-cell>
          <table:table-cell office:value-type="float" office:value="0.2095383154">
            <text:p>0,2095383154</text:p>
          </table:table-cell>
          <table:table-cell office:value-type="float" office:value="0.1242064751">
            <text:p>0,1242064751</text:p>
          </table:table-cell>
          <table:table-cell office:value-type="float" office:value="0.1050623839">
            <text:p>0,1050623839</text:p>
          </table:table-cell>
          <table:table-cell office:value-type="float" office:value="0.9695983655">
            <text:p>0,9695983655</text:p>
          </table:table-cell>
          <table:table-cell/>
          <table:table-cell office:value-type="float" office:value="0.1165682416">
            <text:p>0,1165682416</text:p>
          </table:table-cell>
          <table:table-cell office:value-type="float" office:value="0.1893843308">
            <text:p>0,1893843308</text:p>
          </table:table-cell>
          <table:table-cell office:value-type="float" office:value="0.1218133122">
            <text:p>0,1218133122</text:p>
          </table:table-cell>
          <table:table-cell office:value-type="float" office:value="0.1165682416">
            <text:p>0,1165682416</text:p>
          </table:table-cell>
          <table:table-cell office:value-type="float" office:value="0.9645389551">
            <text:p>0,9645389551</text:p>
          </table:table-cell>
          <table:table-cell/>
          <table:table-cell office:value-type="float" office:value="0.2194541371">
            <text:p>0,2194541371</text:p>
          </table:table-cell>
          <table:table-cell office:value-type="float" office:value="0.230707341">
            <text:p>0,230707341</text:p>
          </table:table-cell>
          <table:table-cell office:value-type="float" office:value="0.1976549872">
            <text:p>0,1976549872</text:p>
          </table:table-cell>
          <table:table-cell office:value-type="float" office:value="0.2194541371">
            <text:p>0,2194541371</text:p>
          </table:table-cell>
          <table:table-cell office:value-type="float" office:value="0.9429681701">
            <text:p>0,9429681701</text:p>
          </table:table-cell>
          <table:table-cell/>
          <table:table-cell office:value-type="float" office:value="0.133360139">
            <text:p>0,133360139</text:p>
          </table:table-cell>
          <table:table-cell office:value-type="float" office:value="0.2004802213">
            <text:p>0,2004802213</text:p>
          </table:table-cell>
          <table:table-cell office:value-type="float" office:value="0.1369957471">
            <text:p>0,1369957471</text:p>
          </table:table-cell>
          <table:table-cell office:value-type="float" office:value="0.133360139">
            <text:p>0,133360139</text:p>
          </table:table-cell>
          <table:table-cell office:value-type="float" office:value="0.9619525489">
            <text:p>0,9619525489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08195876046">
            <text:p>0,0819587605</text:p>
          </table:table-cell>
          <table:table-cell office:value-type="float" office:value="0.3611690667">
            <text:p>0,3611690667</text:p>
          </table:table-cell>
          <table:table-cell office:value-type="float" office:value="0.1055678716">
            <text:p>0,1055678716</text:p>
          </table:table-cell>
          <table:table-cell office:value-type="float" office:value="0.08195876046">
            <text:p>0,0819587605</text:p>
          </table:table-cell>
          <table:table-cell office:value-type="float" office:value="0.9870598357">
            <text:p>0,9870598357</text:p>
          </table:table-cell>
          <table:table-cell/>
          <table:table-cell office:value-type="float" office:value="0.1112000707">
            <text:p>0,1112000707</text:p>
          </table:table-cell>
          <table:table-cell office:value-type="float" office:value="0.1953192866">
            <text:p>0,1953192866</text:p>
          </table:table-cell>
          <table:table-cell office:value-type="float" office:value="0.1227746176">
            <text:p>0,1227746176</text:p>
          </table:table-cell>
          <table:table-cell office:value-type="float" office:value="0.1112000707">
            <text:p>0,1112000707</text:p>
          </table:table-cell>
          <table:table-cell office:value-type="float" office:value="0.9679047359">
            <text:p>0,9679047359</text:p>
          </table:table-cell>
          <table:table-cell/>
          <table:table-cell office:value-type="float" office:value="0.1075998193">
            <text:p>0,1075998193</text:p>
          </table:table-cell>
          <table:table-cell office:value-type="float" office:value="0.1877059674">
            <text:p>0,1877059674</text:p>
          </table:table-cell>
          <table:table-cell office:value-type="float" office:value="0.1154289392">
            <text:p>0,1154289392</text:p>
          </table:table-cell>
          <table:table-cell office:value-type="float" office:value="0.1075998193">
            <text:p>0,1075998193</text:p>
          </table:table-cell>
          <table:table-cell office:value-type="float" office:value="0.9682152891">
            <text:p>0,9682152891</text:p>
          </table:table-cell>
          <table:table-cell/>
          <table:table-cell office:value-type="float" office:value="0.1076229331">
            <text:p>0,1076229331</text:p>
          </table:table-cell>
          <table:table-cell office:value-type="float" office:value="0.2179844923">
            <text:p>0,2179844923</text:p>
          </table:table-cell>
          <table:table-cell office:value-type="float" office:value="0.1247400398">
            <text:p>0,1247400398</text:p>
          </table:table-cell>
          <table:table-cell office:value-type="float" office:value="0.1076229331">
            <text:p>0,1076229331</text:p>
          </table:table-cell>
          <table:table-cell office:value-type="float" office:value="0.9712058952">
            <text:p>0,9712058952</text:p>
          </table:table-cell>
          <table:table-cell/>
          <table:table-cell office:value-type="float" office:value="0.1116694749">
            <text:p>0,1116694749</text:p>
          </table:table-cell>
          <table:table-cell office:value-type="float" office:value="0.2015192771">
            <text:p>0,2015192771</text:p>
          </table:table-cell>
          <table:table-cell office:value-type="float" office:value="0.1249291074">
            <text:p>0,1249291074</text:p>
          </table:table-cell>
          <table:table-cell office:value-type="float" office:value="0.1116694749">
            <text:p>0,1116694749</text:p>
          </table:table-cell>
          <table:table-cell office:value-type="float" office:value="0.969168376">
            <text:p>0,969168376</text:p>
          </table:table-cell>
          <table:table-cell/>
          <table:table-cell office:value-type="float" office:value="0.3043187284">
            <text:p>0,3043187284</text:p>
          </table:table-cell>
          <table:table-cell office:value-type="float" office:value="0.1749362395">
            <text:p>0,1749362395</text:p>
          </table:table-cell>
          <table:table-cell office:value-type="float" office:value="0.1766922696">
            <text:p>0,1766922696</text:p>
          </table:table-cell>
          <table:table-cell office:value-type="float" office:value="0.3043187284">
            <text:p>0,3043187284</text:p>
          </table:table-cell>
          <table:table-cell office:value-type="float" office:value="0.8738405583">
            <text:p>0,8738405583</text:p>
          </table:table-cell>
          <table:table-cell/>
          <table:table-cell office:value-type="float" office:value="0.1112000707">
            <text:p>0,1112000707</text:p>
          </table:table-cell>
          <table:table-cell office:value-type="float" office:value="0.1946879204">
            <text:p>0,1946879204</text:p>
          </table:table-cell>
          <table:table-cell office:value-type="float" office:value="0.122100899">
            <text:p>0,122100899</text:p>
          </table:table-cell>
          <table:table-cell office:value-type="float" office:value="0.1112000707">
            <text:p>0,1112000707</text:p>
          </table:table-cell>
          <table:table-cell office:value-type="float" office:value="0.9675471686">
            <text:p>0,9675471686</text:p>
          </table:table-cell>
          <table:table-cell/>
          <table:table-cell office:value-type="float" office:value="0.1065959703">
            <text:p>0,1065959703</text:p>
          </table:table-cell>
          <table:table-cell office:value-type="float" office:value="0.1965160668">
            <text:p>0,1965160668</text:p>
          </table:table-cell>
          <table:table-cell office:value-type="float" office:value="0.120352421">
            <text:p>0,120352421</text:p>
          </table:table-cell>
          <table:table-cell office:value-type="float" office:value="0.1065959703">
            <text:p>0,1065959703</text:p>
          </table:table-cell>
          <table:table-cell office:value-type="float" office:value="0.9693069089">
            <text:p>0,9693069089</text:p>
          </table:table-cell>
          <table:table-cell/>
          <table:table-cell office:value-type="float" office:value="0.09718433515">
            <text:p>0,0971843352</text:p>
          </table:table-cell>
          <table:table-cell office:value-type="float" office:value="0.2090711101">
            <text:p>0,2090711101</text:p>
          </table:table-cell>
          <table:table-cell office:value-type="float" office:value="0.1194531142">
            <text:p>0,1194531142</text:p>
          </table:table-cell>
          <table:table-cell office:value-type="float" office:value="0.09718433515">
            <text:p>0,0971843352</text:p>
          </table:table-cell>
          <table:table-cell office:value-type="float" office:value="0.9716943622">
            <text:p>0,9716943622</text:p>
          </table:table-cell>
          <table:table-cell/>
          <table:table-cell office:value-type="float" office:value="0.1012425278">
            <text:p>0,1012425278</text:p>
          </table:table-cell>
          <table:table-cell office:value-type="float" office:value="0.1860843705">
            <text:p>0,1860843705</text:p>
          </table:table-cell>
          <table:table-cell office:value-type="float" office:value="0.1122041064">
            <text:p>0,1122041064</text:p>
          </table:table-cell>
          <table:table-cell office:value-type="float" office:value="0.1012425278">
            <text:p>0,1012425278</text:p>
          </table:table-cell>
          <table:table-cell office:value-type="float" office:value="0.9692640224">
            <text:p>0,9692640224</text:p>
          </table:table-cell>
          <table:table-cell/>
          <table:table-cell office:value-type="float" office:value="0.2028371739">
            <text:p>0,2028371739</text:p>
          </table:table-cell>
          <table:table-cell office:value-type="float" office:value="0.2292999429">
            <text:p>0,2292999429</text:p>
          </table:table-cell>
          <table:table-cell office:value-type="float" office:value="0.1913431314">
            <text:p>0,1913431314</text:p>
          </table:table-cell>
          <table:table-cell office:value-type="float" office:value="0.2028371739">
            <text:p>0,2028371739</text:p>
          </table:table-cell>
          <table:table-cell office:value-type="float" office:value="0.9481873228">
            <text:p>0,9481873228</text:p>
          </table:table-cell>
          <table:table-cell/>
          <table:table-cell office:value-type="float" office:value="0.1150603865">
            <text:p>0,1150603865</text:p>
          </table:table-cell>
          <table:table-cell office:value-type="float" office:value="0.2034640112">
            <text:p>0,2034640112</text:p>
          </table:table-cell>
          <table:table-cell office:value-type="float" office:value="0.1266382309">
            <text:p>0,1266382309</text:p>
          </table:table-cell>
          <table:table-cell office:value-type="float" office:value="0.1150603865">
            <text:p>0,1150603865</text:p>
          </table:table-cell>
          <table:table-cell office:value-type="float" office:value="0.9672190994">
            <text:p>0,9672190994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06831601273">
            <text:p>0,0683160127</text:p>
          </table:table-cell>
          <table:table-cell office:value-type="float" office:value="0.3928472222">
            <text:p>0,3928472222</text:p>
          </table:table-cell>
          <table:table-cell office:value-type="float" office:value="0.09478070343">
            <text:p>0,0947807034</text:p>
          </table:table-cell>
          <table:table-cell office:value-type="float" office:value="0.06831601273">
            <text:p>0,0683160127</text:p>
          </table:table-cell>
          <table:table-cell office:value-type="float" office:value="0.9914713709">
            <text:p>0,9914713709</text:p>
          </table:table-cell>
          <table:table-cell/>
          <table:table-cell office:value-type="float" office:value="0.1017785437">
            <text:p>0,1017785437</text:p>
          </table:table-cell>
          <table:table-cell office:value-type="float" office:value="0.2022126523">
            <text:p>0,2022126523</text:p>
          </table:table-cell>
          <table:table-cell office:value-type="float" office:value="0.1206175183">
            <text:p>0,1206175183</text:p>
          </table:table-cell>
          <table:table-cell office:value-type="float" office:value="0.1017785437">
            <text:p>0,1017785437</text:p>
          </table:table-cell>
          <table:table-cell office:value-type="float" office:value="0.9718457018">
            <text:p>0,9718457018</text:p>
          </table:table-cell>
          <table:table-cell/>
          <table:table-cell office:value-type="float" office:value="0.0909130042">
            <text:p>0,0909130042</text:p>
          </table:table-cell>
          <table:table-cell office:value-type="float" office:value="0.1808202018">
            <text:p>0,1808202018</text:p>
          </table:table-cell>
          <table:table-cell office:value-type="float" office:value="0.1032047298">
            <text:p>0,1032047298</text:p>
          </table:table-cell>
          <table:table-cell office:value-type="float" office:value="0.0909130042">
            <text:p>0,0909130042</text:p>
          </table:table-cell>
          <table:table-cell office:value-type="float" office:value="0.9708966826">
            <text:p>0,9708966826</text:p>
          </table:table-cell>
          <table:table-cell/>
          <table:table-cell office:value-type="float" office:value="0.1000144142">
            <text:p>0,1000144142</text:p>
          </table:table-cell>
          <table:table-cell office:value-type="float" office:value="0.2182948029">
            <text:p>0,2182948029</text:p>
          </table:table-cell>
          <table:table-cell office:value-type="float" office:value="0.1214183207">
            <text:p>0,1214183207</text:p>
          </table:table-cell>
          <table:table-cell office:value-type="float" office:value="0.1000144142">
            <text:p>0,1000144142</text:p>
          </table:table-cell>
          <table:table-cell office:value-type="float" office:value="0.9733692694">
            <text:p>0,9733692694</text:p>
          </table:table-cell>
          <table:table-cell/>
          <table:table-cell office:value-type="float" office:value="0.1017785437">
            <text:p>0,1017785437</text:p>
          </table:table-cell>
          <table:table-cell office:value-type="float" office:value="0.2033108603">
            <text:p>0,2033108603</text:p>
          </table:table-cell>
          <table:table-cell office:value-type="float" office:value="0.1211209957">
            <text:p>0,1211209957</text:p>
          </table:table-cell>
          <table:table-cell office:value-type="float" office:value="0.1017785437">
            <text:p>0,1017785437</text:p>
          </table:table-cell>
          <table:table-cell office:value-type="float" office:value="0.9728720196">
            <text:p>0,9728720196</text:p>
          </table:table-cell>
          <table:table-cell/>
          <table:table-cell office:value-type="float" office:value="0.2955143805">
            <text:p>0,2955143805</text:p>
          </table:table-cell>
          <table:table-cell office:value-type="float" office:value="0.1821644756">
            <text:p>0,1821644756</text:p>
          </table:table-cell>
          <table:table-cell office:value-type="float" office:value="0.1722008176">
            <text:p>0,1722008176</text:p>
          </table:table-cell>
          <table:table-cell office:value-type="float" office:value="0.2955143805">
            <text:p>0,2955143805</text:p>
          </table:table-cell>
          <table:table-cell office:value-type="float" office:value="0.8770363204">
            <text:p>0,8770363204</text:p>
          </table:table-cell>
          <table:table-cell/>
          <table:table-cell office:value-type="float" office:value="0.09996553552">
            <text:p>0,0999655355</text:p>
          </table:table-cell>
          <table:table-cell office:value-type="float" office:value="0.2007777327">
            <text:p>0,2007777327</text:p>
          </table:table-cell>
          <table:table-cell office:value-type="float" office:value="0.119005951">
            <text:p>0,119005951</text:p>
          </table:table-cell>
          <table:table-cell office:value-type="float" office:value="0.09996553552">
            <text:p>0,0999655355</text:p>
          </table:table-cell>
          <table:table-cell office:value-type="float" office:value="0.972129906">
            <text:p>0,972129906</text:p>
          </table:table-cell>
          <table:table-cell/>
          <table:table-cell office:value-type="float" office:value="0.09714406347">
            <text:p>0,0971440635</text:p>
          </table:table-cell>
          <table:table-cell office:value-type="float" office:value="0.196890015">
            <text:p>0,196890015</text:p>
          </table:table-cell>
          <table:table-cell office:value-type="float" office:value="0.1163156607">
            <text:p>0,1163156607</text:p>
          </table:table-cell>
          <table:table-cell office:value-type="float" office:value="0.09714406347">
            <text:p>0,0971440635</text:p>
          </table:table-cell>
          <table:table-cell office:value-type="float" office:value="0.9728634428">
            <text:p>0,9728634428</text:p>
          </table:table-cell>
          <table:table-cell/>
          <table:table-cell office:value-type="float" office:value="0.09301484062">
            <text:p>0,0930148406</text:p>
          </table:table-cell>
          <table:table-cell office:value-type="float" office:value="0.2063034539">
            <text:p>0,2063034539</text:p>
          </table:table-cell>
          <table:table-cell office:value-type="float" office:value="0.1164685096">
            <text:p>0,1164685096</text:p>
          </table:table-cell>
          <table:table-cell office:value-type="float" office:value="0.09301484062">
            <text:p>0,0930148406</text:p>
          </table:table-cell>
          <table:table-cell office:value-type="float" office:value="0.9728724942">
            <text:p>0,9728724942</text:p>
          </table:table-cell>
          <table:table-cell/>
          <table:table-cell office:value-type="float" office:value="0.08889507482">
            <text:p>0,0888950748</text:p>
          </table:table-cell>
          <table:table-cell office:value-type="float" office:value="0.1897985328">
            <text:p>0,1897985328</text:p>
          </table:table-cell>
          <table:table-cell office:value-type="float" office:value="0.1062646672">
            <text:p>0,1062646672</text:p>
          </table:table-cell>
          <table:table-cell office:value-type="float" office:value="0.08889507482">
            <text:p>0,0888950748</text:p>
          </table:table-cell>
          <table:table-cell office:value-type="float" office:value="0.9733520428">
            <text:p>0,9733520428</text:p>
          </table:table-cell>
          <table:table-cell/>
          <table:table-cell office:value-type="float" office:value="0.1919547066">
            <text:p>0,1919547066</text:p>
          </table:table-cell>
          <table:table-cell office:value-type="float" office:value="0.2365388287">
            <text:p>0,2365388287</text:p>
          </table:table-cell>
          <table:table-cell office:value-type="float" office:value="0.1905609648">
            <text:p>0,1905609648</text:p>
          </table:table-cell>
          <table:table-cell office:value-type="float" office:value="0.1919547066">
            <text:p>0,1919547066</text:p>
          </table:table-cell>
          <table:table-cell office:value-type="float" office:value="0.9526631982">
            <text:p>0,9526631982</text:p>
          </table:table-cell>
          <table:table-cell/>
          <table:table-cell office:value-type="float" office:value="0.1064130238">
            <text:p>0,1064130238</text:p>
          </table:table-cell>
          <table:table-cell office:value-type="float" office:value="0.2041577914">
            <text:p>0,2041577914</text:p>
          </table:table-cell>
          <table:table-cell office:value-type="float" office:value="0.1235444323">
            <text:p>0,1235444323</text:p>
          </table:table-cell>
          <table:table-cell office:value-type="float" office:value="0.1064130238">
            <text:p>0,1064130238</text:p>
          </table:table-cell>
          <table:table-cell office:value-type="float" office:value="0.9709086678">
            <text:p>0,9709086678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05725558698">
            <text:p>0,057255587</text:p>
          </table:table-cell>
          <table:table-cell office:value-type="float" office:value="0.3950152341">
            <text:p>0,3950152341</text:p>
          </table:table-cell>
          <table:table-cell office:value-type="float" office:value="0.08481453006">
            <text:p>0,0848145301</text:p>
          </table:table-cell>
          <table:table-cell office:value-type="float" office:value="0.05725558698">
            <text:p>0,057255587</text:p>
          </table:table-cell>
          <table:table-cell office:value-type="float" office:value="0.9935068035">
            <text:p>0,9935068035</text:p>
          </table:table-cell>
          <table:table-cell/>
          <table:table-cell office:value-type="float" office:value="0.08780065591">
            <text:p>0,0878006559</text:p>
          </table:table-cell>
          <table:table-cell office:value-type="float" office:value="0.1906135592">
            <text:p>0,1906135592</text:p>
          </table:table-cell>
          <table:table-cell office:value-type="float" office:value="0.1076522999">
            <text:p>0,1076522999</text:p>
          </table:table-cell>
          <table:table-cell office:value-type="float" office:value="0.08780065591">
            <text:p>0,0878006559</text:p>
          </table:table-cell>
          <table:table-cell office:value-type="float" office:value="0.9734165836">
            <text:p>0,9734165836</text:p>
          </table:table-cell>
          <table:table-cell/>
          <table:table-cell office:value-type="float" office:value="0.08293050155">
            <text:p>0,0829305016</text:p>
          </table:table-cell>
          <table:table-cell office:value-type="float" office:value="0.1752885101">
            <text:p>0,1752885101</text:p>
          </table:table-cell>
          <table:table-cell office:value-type="float" office:value="0.09665526408">
            <text:p>0,0966552641</text:p>
          </table:table-cell>
          <table:table-cell office:value-type="float" office:value="0.08293050155">
            <text:p>0,0829305016</text:p>
          </table:table-cell>
          <table:table-cell office:value-type="float" office:value="0.9733497321">
            <text:p>0,9733497321</text:p>
          </table:table-cell>
          <table:table-cell/>
          <table:table-cell office:value-type="float" office:value="0.0870494089">
            <text:p>0,0870494089</text:p>
          </table:table-cell>
          <table:table-cell office:value-type="float" office:value="0.198175909">
            <text:p>0,198175909</text:p>
          </table:table-cell>
          <table:table-cell office:value-type="float" office:value="0.1075251975">
            <text:p>0,1075251975</text:p>
          </table:table-cell>
          <table:table-cell office:value-type="float" office:value="0.0870494089">
            <text:p>0,0870494089</text:p>
          </table:table-cell>
          <table:table-cell office:value-type="float" office:value="0.9747927861">
            <text:p>0,9747927861</text:p>
          </table:table-cell>
          <table:table-cell/>
          <table:table-cell office:value-type="float" office:value="0.08798764778">
            <text:p>0,0879876478</text:p>
          </table:table-cell>
          <table:table-cell office:value-type="float" office:value="0.1944981746">
            <text:p>0,1944981746</text:p>
          </table:table-cell>
          <table:table-cell office:value-type="float" office:value="0.1087694409">
            <text:p>0,1087694409</text:p>
          </table:table-cell>
          <table:table-cell office:value-type="float" office:value="0.08798764778">
            <text:p>0,0879876478</text:p>
          </table:table-cell>
          <table:table-cell office:value-type="float" office:value="0.9744782035">
            <text:p>0,9744782035</text:p>
          </table:table-cell>
          <table:table-cell/>
          <table:table-cell office:value-type="float" office:value="0.2800795979">
            <text:p>0,2800795979</text:p>
          </table:table-cell>
          <table:table-cell office:value-type="float" office:value="0.1791224136">
            <text:p>0,1791224136</text:p>
          </table:table-cell>
          <table:table-cell office:value-type="float" office:value="0.159851393">
            <text:p>0,159851393</text:p>
          </table:table-cell>
          <table:table-cell office:value-type="float" office:value="0.2800795979">
            <text:p>0,2800795979</text:p>
          </table:table-cell>
          <table:table-cell office:value-type="float" office:value="0.879108011">
            <text:p>0,879108011</text:p>
          </table:table-cell>
          <table:table-cell/>
          <table:table-cell office:value-type="float" office:value="0.08800053022">
            <text:p>0,0880005302</text:p>
          </table:table-cell>
          <table:table-cell office:value-type="float" office:value="0.1934426925">
            <text:p>0,1934426925</text:p>
          </table:table-cell>
          <table:table-cell office:value-type="float" office:value="0.1081708768">
            <text:p>0,1081708768</text:p>
          </table:table-cell>
          <table:table-cell office:value-type="float" office:value="0.08800053022">
            <text:p>0,0880005302</text:p>
          </table:table-cell>
          <table:table-cell office:value-type="float" office:value="0.9733195683">
            <text:p>0,9733195683</text:p>
          </table:table-cell>
          <table:table-cell/>
          <table:table-cell office:value-type="float" office:value="0.08734413417">
            <text:p>0,0873441342</text:p>
          </table:table-cell>
          <table:table-cell office:value-type="float" office:value="0.1913505147">
            <text:p>0,1913505147</text:p>
          </table:table-cell>
          <table:table-cell office:value-type="float" office:value="0.1077092176">
            <text:p>0,1077092176</text:p>
          </table:table-cell>
          <table:table-cell office:value-type="float" office:value="0.08734413417">
            <text:p>0,0873441342</text:p>
          </table:table-cell>
          <table:table-cell office:value-type="float" office:value="0.9747147167">
            <text:p>0,9747147167</text:p>
          </table:table-cell>
          <table:table-cell/>
          <table:table-cell office:value-type="float" office:value="0.07514824634">
            <text:p>0,0751482463</text:p>
          </table:table-cell>
          <table:table-cell office:value-type="float" office:value="0.1854076802">
            <text:p>0,1854076802</text:p>
          </table:table-cell>
          <table:table-cell office:value-type="float" office:value="0.09814461328">
            <text:p>0,0981446133</text:p>
          </table:table-cell>
          <table:table-cell office:value-type="float" office:value="0.07514824634">
            <text:p>0,0751482463</text:p>
          </table:table-cell>
          <table:table-cell office:value-type="float" office:value="0.9742760728">
            <text:p>0,9742760728</text:p>
          </table:table-cell>
          <table:table-cell/>
          <table:table-cell office:value-type="float" office:value="0.07754762185">
            <text:p>0,0775476219</text:p>
          </table:table-cell>
          <table:table-cell office:value-type="float" office:value="0.1804549297">
            <text:p>0,1804549297</text:p>
          </table:table-cell>
          <table:table-cell office:value-type="float" office:value="0.09683000444">
            <text:p>0,0968300044</text:p>
          </table:table-cell>
          <table:table-cell office:value-type="float" office:value="0.07754762185">
            <text:p>0,0775476219</text:p>
          </table:table-cell>
          <table:table-cell office:value-type="float" office:value="0.9750757263">
            <text:p>0,9750757263</text:p>
          </table:table-cell>
          <table:table-cell/>
          <table:table-cell office:value-type="float" office:value="0.1761148788">
            <text:p>0,1761148788</text:p>
          </table:table-cell>
          <table:table-cell office:value-type="float" office:value="0.2400099615">
            <text:p>0,2400099615</text:p>
          </table:table-cell>
          <table:table-cell office:value-type="float" office:value="0.1837257759">
            <text:p>0,1837257759</text:p>
          </table:table-cell>
          <table:table-cell office:value-type="float" office:value="0.1761148788">
            <text:p>0,1761148788</text:p>
          </table:table-cell>
          <table:table-cell office:value-type="float" office:value="0.9562194911">
            <text:p>0,9562194911</text:p>
          </table:table-cell>
          <table:table-cell/>
          <table:table-cell office:value-type="float" office:value="0.09062212796">
            <text:p>0,090622128</text:p>
          </table:table-cell>
          <table:table-cell office:value-type="float" office:value="0.1957982045">
            <text:p>0,1957982045</text:p>
          </table:table-cell>
          <table:table-cell office:value-type="float" office:value="0.11046146">
            <text:p>0,11046146</text:p>
          </table:table-cell>
          <table:table-cell office:value-type="float" office:value="0.09062212796">
            <text:p>0,090622128</text:p>
          </table:table-cell>
          <table:table-cell office:value-type="float" office:value="0.9732145634">
            <text:p>0,9732145634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04562572169">
            <text:p>0,0456257217</text:p>
          </table:table-cell>
          <table:table-cell office:value-type="float" office:value="0.5011760462">
            <text:p>0,5011760462</text:p>
          </table:table-cell>
          <table:table-cell office:value-type="float" office:value="0.0723099275">
            <text:p>0,0723099275</text:p>
          </table:table-cell>
          <table:table-cell office:value-type="float" office:value="0.04562572169">
            <text:p>0,0456257217</text:p>
          </table:table-cell>
          <table:table-cell office:value-type="float" office:value="0.9958087812">
            <text:p>0,9958087812</text:p>
          </table:table-cell>
          <table:table-cell/>
          <table:table-cell office:value-type="float" office:value="0.08227467499">
            <text:p>0,082274675</text:p>
          </table:table-cell>
          <table:table-cell office:value-type="float" office:value="0.1874677961">
            <text:p>0,1874677961</text:p>
          </table:table-cell>
          <table:table-cell office:value-type="float" office:value="0.1037178703">
            <text:p>0,1037178703</text:p>
          </table:table-cell>
          <table:table-cell office:value-type="float" office:value="0.08227467499">
            <text:p>0,082274675</text:p>
          </table:table-cell>
          <table:table-cell office:value-type="float" office:value="0.9747699756">
            <text:p>0,9747699756</text:p>
          </table:table-cell>
          <table:table-cell/>
          <table:table-cell office:value-type="float" office:value="0.07240452064">
            <text:p>0,0724045206</text:p>
          </table:table-cell>
          <table:table-cell office:value-type="float" office:value="0.1715526194">
            <text:p>0,1715526194</text:p>
          </table:table-cell>
          <table:table-cell office:value-type="float" office:value="0.09001675749">
            <text:p>0,0900167575</text:p>
          </table:table-cell>
          <table:table-cell office:value-type="float" office:value="0.07240452064">
            <text:p>0,0724045206</text:p>
          </table:table-cell>
          <table:table-cell office:value-type="float" office:value="0.9752390467">
            <text:p>0,9752390467</text:p>
          </table:table-cell>
          <table:table-cell/>
          <table:table-cell office:value-type="float" office:value="0.08069292251">
            <text:p>0,0806929225</text:p>
          </table:table-cell>
          <table:table-cell office:value-type="float" office:value="0.1964367036">
            <text:p>0,1964367036</text:p>
          </table:table-cell>
          <table:table-cell office:value-type="float" office:value="0.1037402719">
            <text:p>0,1037402719</text:p>
          </table:table-cell>
          <table:table-cell office:value-type="float" office:value="0.08069292251">
            <text:p>0,0806929225</text:p>
          </table:table-cell>
          <table:table-cell office:value-type="float" office:value="0.9756593987">
            <text:p>0,9756593987</text:p>
          </table:table-cell>
          <table:table-cell/>
          <table:table-cell office:value-type="float" office:value="0.08146166686">
            <text:p>0,0814616669</text:p>
          </table:table-cell>
          <table:table-cell office:value-type="float" office:value="0.1893254168">
            <text:p>0,1893254168</text:p>
          </table:table-cell>
          <table:table-cell office:value-type="float" office:value="0.1035477457">
            <text:p>0,1035477457</text:p>
          </table:table-cell>
          <table:table-cell office:value-type="float" office:value="0.08146166686">
            <text:p>0,0814616669</text:p>
          </table:table-cell>
          <table:table-cell office:value-type="float" office:value="0.9760101545">
            <text:p>0,9760101545</text:p>
          </table:table-cell>
          <table:table-cell/>
          <table:table-cell office:value-type="float" office:value="0.2763622066">
            <text:p>0,2763622066</text:p>
          </table:table-cell>
          <table:table-cell office:value-type="float" office:value="0.1743562142">
            <text:p>0,1743562142</text:p>
          </table:table-cell>
          <table:table-cell office:value-type="float" office:value="0.1557688152">
            <text:p>0,1557688152</text:p>
          </table:table-cell>
          <table:table-cell office:value-type="float" office:value="0.2763622066">
            <text:p>0,2763622066</text:p>
          </table:table-cell>
          <table:table-cell office:value-type="float" office:value="0.8798670333">
            <text:p>0,8798670333</text:p>
          </table:table-cell>
          <table:table-cell/>
          <table:table-cell office:value-type="float" office:value="0.08064865873">
            <text:p>0,0806486587</text:p>
          </table:table-cell>
          <table:table-cell office:value-type="float" office:value="0.1862750745">
            <text:p>0,1862750745</text:p>
          </table:table-cell>
          <table:table-cell office:value-type="float" office:value="0.1018840351">
            <text:p>0,1018840351</text:p>
          </table:table-cell>
          <table:table-cell office:value-type="float" office:value="0.08064865873">
            <text:p>0,0806486587</text:p>
          </table:table-cell>
          <table:table-cell office:value-type="float" office:value="0.9747898789">
            <text:p>0,9747898789</text:p>
          </table:table-cell>
          <table:table-cell/>
          <table:table-cell office:value-type="float" office:value="0.08181815325">
            <text:p>0,0818181533</text:p>
          </table:table-cell>
          <table:table-cell office:value-type="float" office:value="0.1897546437">
            <text:p>0,1897546437</text:p>
          </table:table-cell>
          <table:table-cell office:value-type="float" office:value="0.1042079579">
            <text:p>0,1042079579</text:p>
          </table:table-cell>
          <table:table-cell office:value-type="float" office:value="0.08181815325">
            <text:p>0,0818181533</text:p>
          </table:table-cell>
          <table:table-cell office:value-type="float" office:value="0.9759005814">
            <text:p>0,9759005814</text:p>
          </table:table-cell>
          <table:table-cell/>
          <table:table-cell office:value-type="float" office:value="0.07133523821">
            <text:p>0,0713352382</text:p>
          </table:table-cell>
          <table:table-cell office:value-type="float" office:value="0.1867258606">
            <text:p>0,1867258606</text:p>
          </table:table-cell>
          <table:table-cell office:value-type="float" office:value="0.09629365964">
            <text:p>0,0962936596</text:p>
          </table:table-cell>
          <table:table-cell office:value-type="float" office:value="0.07133523821">
            <text:p>0,0713352382</text:p>
          </table:table-cell>
          <table:table-cell office:value-type="float" office:value="0.9755396664">
            <text:p>0,9755396664</text:p>
          </table:table-cell>
          <table:table-cell/>
          <table:table-cell office:value-type="float" office:value="0.07136524488">
            <text:p>0,0713652449</text:p>
          </table:table-cell>
          <table:table-cell office:value-type="float" office:value="0.1778429239">
            <text:p>0,1778429239</text:p>
          </table:table-cell>
          <table:table-cell office:value-type="float" office:value="0.09184478165">
            <text:p>0,0918447817</text:p>
          </table:table-cell>
          <table:table-cell office:value-type="float" office:value="0.07136524488">
            <text:p>0,0713652449</text:p>
          </table:table-cell>
          <table:table-cell office:value-type="float" office:value="0.9768524837">
            <text:p>0,9768524837</text:p>
          </table:table-cell>
          <table:table-cell/>
          <table:table-cell office:value-type="float" office:value="0.1703149495">
            <text:p>0,1703149495</text:p>
          </table:table-cell>
          <table:table-cell office:value-type="float" office:value="0.2462350995">
            <text:p>0,2462350995</text:p>
          </table:table-cell>
          <table:table-cell office:value-type="float" office:value="0.1838991031">
            <text:p>0,1838991031</text:p>
          </table:table-cell>
          <table:table-cell office:value-type="float" office:value="0.1703149495">
            <text:p>0,1703149495</text:p>
          </table:table-cell>
          <table:table-cell office:value-type="float" office:value="0.9595581764">
            <text:p>0,9595581764</text:p>
          </table:table-cell>
          <table:table-cell/>
          <table:table-cell office:value-type="float" office:value="0.08281373473">
            <text:p>0,0828137347</text:p>
          </table:table-cell>
          <table:table-cell office:value-type="float" office:value="0.1855848833">
            <text:p>0,1855848833</text:p>
          </table:table-cell>
          <table:table-cell office:value-type="float" office:value="0.1033121323">
            <text:p>0,1033121323</text:p>
          </table:table-cell>
          <table:table-cell office:value-type="float" office:value="0.08281373473">
            <text:p>0,0828137347</text:p>
          </table:table-cell>
          <table:table-cell office:value-type="float" office:value="0.9744661224">
            <text:p>0,9744661224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02853933467">
            <text:p>0,0285393347</text:p>
          </table:table-cell>
          <table:table-cell office:value-type="string">
            <text:p>NaN</text:p>
          </table:table-cell>
          <table:table-cell office:value-type="float" office:value="0.04889535877">
            <text:p>0,0488953588</text:p>
          </table:table-cell>
          <table:table-cell office:value-type="float" office:value="0.02853933467">
            <text:p>0,0285393347</text:p>
          </table:table-cell>
          <table:table-cell office:value-type="float" office:value="0.9971417554">
            <text:p>0,9971417554</text:p>
          </table:table-cell>
          <table:table-cell/>
          <table:table-cell office:value-type="float" office:value="0.07130966969">
            <text:p>0,0713096697</text:p>
          </table:table-cell>
          <table:table-cell office:value-type="float" office:value="0.1815091427">
            <text:p>0,1815091427</text:p>
          </table:table-cell>
          <table:table-cell office:value-type="float" office:value="0.09448237092">
            <text:p>0,0944823709</text:p>
          </table:table-cell>
          <table:table-cell office:value-type="float" office:value="0.07130966969">
            <text:p>0,0713096697</text:p>
          </table:table-cell>
          <table:table-cell office:value-type="float" office:value="0.976268565">
            <text:p>0,976268565</text:p>
          </table:table-cell>
          <table:table-cell/>
          <table:table-cell office:value-type="float" office:value="0.06052647186">
            <text:p>0,0605264719</text:p>
          </table:table-cell>
          <table:table-cell office:value-type="float" office:value="0.1653108883">
            <text:p>0,1653108883</text:p>
          </table:table-cell>
          <table:table-cell office:value-type="float" office:value="0.08058394014">
            <text:p>0,0805839401</text:p>
          </table:table-cell>
          <table:table-cell office:value-type="float" office:value="0.06052647186">
            <text:p>0,0605264719</text:p>
          </table:table-cell>
          <table:table-cell office:value-type="float" office:value="0.9764436833">
            <text:p>0,9764436833</text:p>
          </table:table-cell>
          <table:table-cell/>
          <table:table-cell office:value-type="float" office:value="0.07225389812">
            <text:p>0,0722538981</text:p>
          </table:table-cell>
          <table:table-cell office:value-type="float" office:value="0.1930981619">
            <text:p>0,1930981619</text:p>
          </table:table-cell>
          <table:table-cell office:value-type="float" office:value="0.09649250685">
            <text:p>0,0964925069</text:p>
          </table:table-cell>
          <table:table-cell office:value-type="float" office:value="0.07225389812">
            <text:p>0,0722538981</text:p>
          </table:table-cell>
          <table:table-cell office:value-type="float" office:value="0.9766787117">
            <text:p>0,9766787117</text:p>
          </table:table-cell>
          <table:table-cell/>
          <table:table-cell office:value-type="float" office:value="0.07330966969">
            <text:p>0,0733096697</text:p>
          </table:table-cell>
          <table:table-cell office:value-type="float" office:value="0.186774007">
            <text:p>0,186774007</text:p>
          </table:table-cell>
          <table:table-cell office:value-type="float" office:value="0.09719928345">
            <text:p>0,0971992835</text:p>
          </table:table-cell>
          <table:table-cell office:value-type="float" office:value="0.07330966969">
            <text:p>0,0733096697</text:p>
          </table:table-cell>
          <table:table-cell office:value-type="float" office:value="0.9774598462">
            <text:p>0,9774598462</text:p>
          </table:table-cell>
          <table:table-cell/>
          <table:table-cell office:value-type="float" office:value="0.2696448153">
            <text:p>0,2696448153</text:p>
          </table:table-cell>
          <table:table-cell office:value-type="float" office:value="0.1665983428">
            <text:p>0,1665983428</text:p>
          </table:table-cell>
          <table:table-cell office:value-type="float" office:value="0.1486122361">
            <text:p>0,1486122361</text:p>
          </table:table-cell>
          <table:table-cell office:value-type="float" office:value="0.2696448153">
            <text:p>0,2696448153</text:p>
          </table:table-cell>
          <table:table-cell office:value-type="float" office:value="0.8803758634">
            <text:p>0,8803758634</text:p>
          </table:table-cell>
          <table:table-cell/>
          <table:table-cell office:value-type="float" office:value="0.07268365343">
            <text:p>0,0726836534</text:p>
          </table:table-cell>
          <table:table-cell office:value-type="float" office:value="0.1845068884">
            <text:p>0,1845068884</text:p>
          </table:table-cell>
          <table:table-cell office:value-type="float" office:value="0.09601207416">
            <text:p>0,0960120742</text:p>
          </table:table-cell>
          <table:table-cell office:value-type="float" office:value="0.07268365343">
            <text:p>0,0726836534</text:p>
          </table:table-cell>
          <table:table-cell office:value-type="float" office:value="0.9766017074">
            <text:p>0,9766017074</text:p>
          </table:table-cell>
          <table:table-cell/>
          <table:table-cell office:value-type="float" office:value="0.07230966969">
            <text:p>0,0723096697</text:p>
          </table:table-cell>
          <table:table-cell office:value-type="float" office:value="0.1846241633">
            <text:p>0,1846241633</text:p>
          </table:table-cell>
          <table:table-cell office:value-type="float" office:value="0.09603737201">
            <text:p>0,096037372</text:p>
          </table:table-cell>
          <table:table-cell office:value-type="float" office:value="0.07230966969">
            <text:p>0,0723096697</text:p>
          </table:table-cell>
          <table:table-cell office:value-type="float" office:value="0.9772973378">
            <text:p>0,9772973378</text:p>
          </table:table-cell>
          <table:table-cell/>
          <table:table-cell office:value-type="float" office:value="0.06399624917">
            <text:p>0,0639962492</text:p>
          </table:table-cell>
          <table:table-cell office:value-type="float" office:value="0.179359715">
            <text:p>0,179359715</text:p>
          </table:table-cell>
          <table:table-cell office:value-type="float" office:value="0.08874586">
            <text:p>0,08874586</text:p>
          </table:table-cell>
          <table:table-cell office:value-type="float" office:value="0.06399624917">
            <text:p>0,0639962492</text:p>
          </table:table-cell>
          <table:table-cell office:value-type="float" office:value="0.9765367496">
            <text:p>0,9765367496</text:p>
          </table:table-cell>
          <table:table-cell/>
          <table:table-cell office:value-type="float" office:value="0.06231328306">
            <text:p>0,0623132831</text:p>
          </table:table-cell>
          <table:table-cell office:value-type="float" office:value="0.1713455167">
            <text:p>0,1713455167</text:p>
          </table:table-cell>
          <table:table-cell office:value-type="float" office:value="0.08363834756">
            <text:p>0,0836383476</text:p>
          </table:table-cell>
          <table:table-cell office:value-type="float" office:value="0.06231328306">
            <text:p>0,0623132831</text:p>
          </table:table-cell>
          <table:table-cell office:value-type="float" office:value="0.9781619968">
            <text:p>0,9781619968</text:p>
          </table:table-cell>
          <table:table-cell/>
          <table:table-cell office:value-type="float" office:value="0.1477615401">
            <text:p>0,1477615401</text:p>
          </table:table-cell>
          <table:table-cell office:value-type="float" office:value="0.2466967749">
            <text:p>0,2466967749</text:p>
          </table:table-cell>
          <table:table-cell office:value-type="float" office:value="0.1678681836">
            <text:p>0,1678681836</text:p>
          </table:table-cell>
          <table:table-cell office:value-type="float" office:value="0.1477615401">
            <text:p>0,1477615401</text:p>
          </table:table-cell>
          <table:table-cell office:value-type="float" office:value="0.9637953972">
            <text:p>0,9637953972</text:p>
          </table:table-cell>
          <table:table-cell/>
          <table:table-cell office:value-type="float" office:value="0.07212267782">
            <text:p>0,0721226778</text:p>
          </table:table-cell>
          <table:table-cell office:value-type="float" office:value="0.1821848183">
            <text:p>0,1821848183</text:p>
          </table:table-cell>
          <table:table-cell office:value-type="float" office:value="0.09530373663">
            <text:p>0,0953037366</text:p>
          </table:table-cell>
          <table:table-cell office:value-type="float" office:value="0.07212267782">
            <text:p>0,0721226778</text:p>
          </table:table-cell>
          <table:table-cell office:value-type="float" office:value="0.9762012249">
            <text:p>0,9762012249</text:p>
          </table:table-cell>
          <table:table-cell/>
          <table:table-cell office:value-type="float" office:value="0.07221079298">
            <text:p>0,072210793</text:p>
          </table:table-cell>
          <table:table-cell office:value-type="float" office:value="0.1428449866">
            <text:p>0,1428449866</text:p>
          </table:table-cell>
          <table:table-cell office:value-type="float" office:value="0.08767070166">
            <text:p>0,0876707017</text:p>
          </table:table-cell>
          <table:table-cell office:value-type="float" office:value="0.07221079298">
            <text:p>0,072210793</text:p>
          </table:table-cell>
          <table:table-cell office:value-type="float" office:value="0.9687670303">
            <text:p>0,9687670303</text:p>
          </table:table-cell>
        </table:table-row>
        <table:table-row table:style-name="ro1">
          <table:table-cell table:style-name="Default" table:number-columns-repeated="3"/>
          <table:table-cell table:style-name="ce2" table:number-columns-repeated="2"/>
          <table:table-cell table:style-name="Default" table:number-columns-repeated="73"/>
        </table:table-row>
        <table:table-row table:style-name="ro1">
          <table:table-cell table:style-name="Default"/>
          <table:table-cell table:style-name="Default">
            <draw:frame table:end-cell-address="'0.1 to 0.9'.P67" table:end-x="0.725cm" table:end-y="0.359cm" draw:z-index="0" draw:style-name="gr2" draw:text-style-name="P1" svg:width="32.337cm" svg:height="24.298cm" svg:x="0.001cm" svg:y="0.44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style-name="ce2" table:number-columns-repeated="2"/>
          <table:table-cell table:style-name="Default" table:number-columns-repeated="73"/>
        </table:table-row>
        <table:table-row table:style-name="ro1" table:number-rows-repeated="3">
          <table:table-cell table:style-name="Default" table:number-columns-repeated="3"/>
          <table:table-cell table:style-name="ce2" table:number-columns-repeated="3"/>
          <table:table-cell/>
          <table:table-cell table:style-name="ce2" table:number-columns-repeated="3"/>
          <table:table-cell table:style-name="Default" table:number-columns-repeated="68"/>
        </table:table-row>
        <table:table-row table:style-name="ro1">
          <table:table-cell table:style-name="Default" table:number-columns-repeated="3"/>
          <table:table-cell table:style-name="ce2" table:number-columns-repeated="3"/>
          <table:table-cell/>
          <table:table-cell table:style-name="ce2" table:number-columns-repeated="3"/>
          <table:table-cell table:style-name="Default" table:number-columns-repeated="68"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28/08/2019</text:date>, <text:time>19:12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20:33:50.36</meta:creation-date>
    <dc:date>2019-08-28T19:12:23.37</dc:date>
    <meta:editing-duration>P9DT1H56M42S</meta:editing-duration>
    <meta:editing-cycles>8</meta:editing-cycles>
    <meta:generator>OpenOffice/4.1.6$Win32 OpenOffice.org_project/416m1$Build-9790</meta:generator>
    <meta:document-statistic meta:table-count="3" meta:cell-count="7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28cm" svg:height="10.787cm" xlink:href=".." xlink:type="simple" chart:class="chart:scatter" chart:column-mapping="0" chart:style-name="ch1">
        <chart:legend chart:legend-position="end" svg:x="17.98cm" svg:y="4.557cm" style:legend-expansion="high" chart:style-name="ch2"/>
        <chart:plot-area chart:style-name="ch3" table:cell-range-address="Planilha1.B4:Planilha1.C9 Planilha1.C12:Planilha1.C17 Planilha1.H4:Planilha1.H9" chart:data-source-has-labels="both" svg:x="1.498cm" svg:y="0.995cm" svg:width="15.562cm" svg:height="8.569cm">
          <chartooo:coordinate-region svg:x="2.41cm" svg:y="1.669cm" svg:width="13.737cm" svg:height="7.222cm"/>
          <chart:axis chart:dimension="x" chart:name="primary-x" chart:style-name="ch4" chartooo:axis-type="auto">
            <chart:title svg:x="8.534cm" svg:y="9.78cm" chart:style-name="ch5">
              <text:p>Precision</text:p>
            </chart:title>
            <chart:categories table:cell-range-address="Planilha1.B4:Planilha1.B4"/>
          </chart:axis>
          <chart:axis chart:dimension="x" chart:name="secondary-x" chart:style-name="ch6"/>
          <chart:axis chart:dimension="y" chart:name="primary-y" chart:style-name="ch4">
            <chart:title svg:x="0.451cm" svg:y="5.799cm" chart:style-name="ch7">
              <text:p>Recall</text:p>
            </chart:title>
            <chart:grid chart:style-name="ch8" chart:class="major"/>
          </chart:axis>
          <chart:axis chart:dimension="y" chart:name="secondary-y" chart:style-name="ch6"/>
          <chart:series chart:attached-axis="primary-y" chart:style-name="ch9" chart:values-cell-range-address="Planilha1.C5:Planilha1.C9" chart:label-cell-address="Planilha1.C4:Planilha1.C4" chart:class="chart:scatter">
            <chart:domain table:cell-range-address="Planilha1.B5:Planilha1.B9"/>
            <chart:data-point chart:repeated="5"/>
          </chart:series>
          <chart:series chart:attached-axis="primary-y" chart:style-name="ch10" chart:values-cell-range-address="Planilha1.C12:Planilha1.C17" chart:label-cell-address="Planilha1.C12:Planilha1.C12" chart:class="chart:scatter">
            <chart:domain table:cell-range-address="Planilha1.B12:Planilha1.B17"/>
            <chart:data-point chart:repeated="6"/>
          </chart:series>
          <chart:series chart:attached-axis="primary-y" chart:style-name="ch11" chart:values-cell-range-address="Planilha1.H4:Planilha1.H9" chart:label-cell-address="Planilha1.H4:Planilha1.H4" chart:class="chart:scatter">
            <chart:domain table:cell-range-address="Planilha1.G4:Planilha1.G9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Precision Smote</text:p>
                <draw:g>
                  <svg:desc>Planilha1.C4:Planilha1.C4</svg:desc>
                </draw:g>
              </table:table-cell>
              <table:table-cell office:value-type="string">
                <text:p>Coluna B</text:p>
              </table:table-cell>
              <table:table-cell office:value-type="string">
                <text:p>Precision ORBoostFilter</text:p>
                <draw:g>
                  <svg:desc>Planilha1.C12:Planilha1.C12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Precision limpo/limpo</text:p>
                <draw:g>
                  <svg:desc>Planilha1.H4:Planilha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all</text:p>
                <draw:g>
                  <svg:desc>Planilha1.B4:Planilha1.B4</svg:desc>
                </draw:g>
              </table:table-cell>
              <table:table-cell office:value-type="float" office:value="0.794">
                <text:p>0.794</text:p>
                <draw:g>
                  <svg:desc>Planilha1.B5:Planilha1.B9</svg:desc>
                </draw:g>
              </table:table-cell>
              <table:table-cell office:value-type="float" office:value="0.0916">
                <text:p>0.0916</text:p>
                <draw:g>
                  <svg:desc>Planilha1.C5:Planilha1.C9</svg:desc>
                </draw:g>
              </table:table-cell>
              <table:table-cell office:value-type="float" office:value="NaN">
                <text:p>NaN</text:p>
                <draw:g>
                  <svg:desc>Planilha1.B12:Planilha1.B17</svg:desc>
                </draw:g>
              </table:table-cell>
              <table:table-cell office:value-type="float" office:value="NaN">
                <text:p>NaN</text:p>
                <draw:g>
                  <svg:desc>Planilha1.C12:Planilha1.C17</svg:desc>
                </draw:g>
              </table:table-cell>
              <table:table-cell office:value-type="float" office:value="NaN">
                <text:p>NaN</text:p>
                <draw:g>
                  <svg:desc>Planilha1.G4:Planilha1.G9</svg:desc>
                </draw:g>
              </table:table-cell>
              <table:table-cell office:value-type="float" office:value="NaN">
                <text:p>NaN</text:p>
                <draw:g>
                  <svg:desc>Planilha1.H4:Planilha1.H9</svg:desc>
                </draw:g>
              </table:table-cell>
            </table:table-row>
            <table:table-row>
              <table:table-cell office:value-type="string"/>
              <table:table-cell office:value-type="float" office:value="0.6659">
                <text:p>0.6659</text:p>
              </table:table-cell>
              <table:table-cell office:value-type="float" office:value="0.1661">
                <text:p>0.1661</text:p>
              </table:table-cell>
              <table:table-cell office:value-type="float" office:value="0.3801">
                <text:p>0.3801</text:p>
              </table:table-cell>
              <table:table-cell office:value-type="float" office:value="0.2665">
                <text:p>0.2665</text:p>
              </table:table-cell>
              <table:table-cell office:value-type="float" office:value="0.4805">
                <text:p>0.4805</text:p>
              </table:table-cell>
              <table:table-cell office:value-type="float" office:value="0.2826">
                <text:p>0.2826</text:p>
              </table:table-cell>
            </table:table-row>
            <table:table-row>
              <table:table-cell office:value-type="string"/>
              <table:table-cell office:value-type="float" office:value="0.4805">
                <text:p>0.4805</text:p>
              </table:table-cell>
              <table:table-cell office:value-type="float" office:value="0.2159">
                <text:p>0.2159</text:p>
              </table:table-cell>
              <table:table-cell office:value-type="float" office:value="0.2484">
                <text:p>0.2484</text:p>
              </table:table-cell>
              <table:table-cell office:value-type="float" office:value="0.2574">
                <text:p>0.2574</text:p>
              </table:table-cell>
              <table:table-cell office:value-type="float" office:value="0.1963">
                <text:p>0.1963</text:p>
              </table:table-cell>
              <table:table-cell office:value-type="float" office:value="0.3138">
                <text:p>0.3138</text:p>
              </table:table-cell>
            </table:table-row>
            <table:table-row>
              <table:table-cell office:value-type="string"/>
              <table:table-cell office:value-type="float" office:value="0.3608">
                <text:p>0.3608</text:p>
              </table:table-cell>
              <table:table-cell office:value-type="float" office:value="0.2425">
                <text:p>0.2425</text:p>
              </table:table-cell>
              <table:table-cell office:value-type="float" office:value="0.1752">
                <text:p>0.1752</text:p>
              </table:table-cell>
              <table:table-cell office:value-type="float" office:value="0.2525">
                <text:p>0.2525</text:p>
              </table:table-cell>
              <table:table-cell office:value-type="float" office:value="0.0818">
                <text:p>0.0818</text:p>
              </table:table-cell>
              <table:table-cell office:value-type="float" office:value="0.3612">
                <text:p>0.3612</text:p>
              </table:table-cell>
            </table:table-row>
            <table:table-row>
              <table:table-cell office:value-type="string"/>
              <table:table-cell office:value-type="float" office:value="0.247">
                <text:p>0.247</text:p>
              </table:table-cell>
              <table:table-cell office:value-type="float" office:value="0.2278">
                <text:p>0.2278</text:p>
              </table:table-cell>
              <table:table-cell office:value-type="float" office:value="0.1446">
                <text:p>0.1446</text:p>
              </table:table-cell>
              <table:table-cell office:value-type="float" office:value="0.2601">
                <text:p>0.2601</text:p>
              </table:table-cell>
              <table:table-cell office:value-type="float" office:value="0.0529">
                <text:p>0.0529</text:p>
              </table:table-cell>
              <table:table-cell office:value-type="float" office:value="0.4415">
                <text:p>0.4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89">
                <text:p>0.1089</text:p>
              </table:table-cell>
              <table:table-cell office:value-type="float" office:value="0.2269">
                <text:p>0.2269</text:p>
              </table:table-cell>
              <table:table-cell office:value-type="float" office:value="0.0284">
                <text:p>0.0284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vertical-bar" chart:symbol-width="0.25cm" chart:symbol-height="0.25cm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2.338cm" svg:height="24.299cm" xlink:href="." xlink:type="simple" chart:class="chart:scatter" chart:style-name="ch1">
        <chart:title svg:x="13.929cm" svg:y="0.621cm" chart:style-name="ch2">
          <text:p>Precision Recall curve</text:p>
        </chart:title>
        <chart:legend chart:legend-position="end" svg:x="28.586cm" svg:y="8.693cm" style:legend-expansion="high" chart:style-name="ch3"/>
        <chart:plot-area chart:style-name="ch4" chart:data-source-has-labels="both" svg:x="1.683cm" svg:y="2.419cm" svg:width="26.52cm" svg:height="20.386cm">
          <chartooo:coordinate-region svg:x="2.41cm" svg:y="2.632cm" svg:width="25.553cm" svg:height="19.5cm"/>
          <chart:axis chart:dimension="x" chart:name="primary-x" chart:style-name="ch5" chartooo:axis-type="auto">
            <chart:title svg:x="14.423cm" svg:y="23.291cm" chart:style-name="ch6">
              <text:p>Recall</text:p>
            </chart:title>
            <chart:categories table:cell-range-address="local-table.$A$2:.$A$9"/>
          </chart:axis>
          <chart:axis chart:dimension="x" chart:name="secondary-x" chart:style-name="ch7"/>
          <chart:axis chart:dimension="y" chart:name="primary-y" chart:style-name="ch5">
            <chart:title svg:x="0.45cm" svg:y="13.357cm" chart:style-name="ch8">
              <text:p>Precision</text:p>
            </chart:title>
            <chart:grid chart:style-name="ch9" chart:class="major"/>
          </chart:axis>
          <chart:series chart:style-name="ch10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1" chart:values-cell-range-address="local-table.$E$2:.$E$9" chart:label-cell-address="local-table.$E$1" chart:class="chart:scatter">
            <chart:domain table:cell-range-address="local-table.$D$2:.$D$9"/>
            <chart:data-point chart:repeated="8"/>
          </chart:series>
          <chart:series chart:style-name="ch12" chart:values-cell-range-address="local-table.$G$2:.$G$9" chart:label-cell-address="local-table.$G$1" chart:class="chart:scatter">
            <chart:domain table:cell-range-address="local-table.$F$2:.$F$9"/>
            <chart:data-point chart:repeated="8"/>
          </chart:series>
          <chart:series chart:style-name="ch13" chart:values-cell-range-address="local-table.$I$2:.$I$9" chart:label-cell-address="local-table.$I$1" chart:class="chart:scatter">
            <chart:domain table:cell-range-address="local-table.$H$2:.$H$9"/>
            <chart:data-point chart:repeated="8"/>
          </chart:series>
          <chart:series chart:style-name="ch14" chart:values-cell-range-address="local-table.$K$2:.$K$9" chart:label-cell-address="local-table.$K$1" chart:class="chart:scatter">
            <chart:domain table:cell-range-address="local-table.$J$2:.$J$9"/>
            <chart:data-point chart:repeated="8"/>
          </chart:series>
          <chart:series chart:style-name="ch15" chart:values-cell-range-address="local-table.$M$2:.$M$9" chart:label-cell-address="local-table.$M$1" chart:class="chart:scatter">
            <chart:domain table:cell-range-address="local-table.$L$2:.$L$9"/>
            <chart:data-point chart:repeated="8"/>
          </chart:series>
          <chart:series chart:style-name="ch16" chart:values-cell-range-address="local-table.$O$2:.$O$9" chart:label-cell-address="local-table.$O$1" chart:class="chart:scatter">
            <chart:domain table:cell-range-address="local-table.$N$2:.$N$9"/>
            <chart:data-point chart:repeated="8"/>
          </chart:series>
          <chart:series chart:style-name="ch17" chart:values-cell-range-address="local-table.$Q$2:.$Q$9" chart:label-cell-address="local-table.$Q$1" chart:class="chart:scatter">
            <chart:domain table:cell-range-address="local-table.$P$2:.$P$9"/>
            <chart:data-point chart:repeated="8"/>
          </chart:series>
          <chart:series chart:style-name="ch18" chart:values-cell-range-address="local-table.$S$2:.$S$9" chart:label-cell-address="local-table.$S$1" chart:class="chart:scatter">
            <chart:domain table:cell-range-address="local-table.$R$2:.$R$9"/>
            <chart:data-point chart:repeated="8"/>
          </chart:series>
          <chart:series chart:style-name="ch19" chart:values-cell-range-address="local-table.$U$2:.$U$9" chart:label-cell-address="local-table.$U$1" chart:class="chart:scatter">
            <chart:domain table:cell-range-address="local-table.$T$2:.$T$9"/>
            <chart:data-point chart:repeated="8"/>
          </chart:series>
          <chart:series chart:style-name="ch20" chart:values-cell-range-address="local-table.$W$2:.$W$9" chart:label-cell-address="local-table.$W$1" chart:class="chart:scatter">
            <chart:domain table:cell-range-address="local-table.$V$2:.$V$9"/>
            <chart:data-point chart:repeated="8"/>
          </chart:series>
          <chart:series chart:style-name="ch21" chart:values-cell-range-address="local-table.$Y$2:.$Y$9" chart:label-cell-address="local-table.$Y$1" chart:class="chart:scatter">
            <chart:domain table:cell-range-address="local-table.$X$2:.$X$9"/>
            <chart:data-point chart:repeated="8"/>
          </chart:series>
          <chart:series chart:style-name="ch22" chart:values-cell-range-address="local-table.$AA$2:.$AA$9" chart:label-cell-address="local-table.$AA$1" chart:class="chart:scatter">
            <chart:domain table:cell-range-address="local-table.$Z$2:.$Z$9"/>
            <chart:data-point chart:repeated="8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lean/Clean</text:p>
              </table:table-cell>
              <table:table-cell office:value-type="string">
                <text:p/>
              </table:table-cell>
              <table:table-cell office:value-type="string">
                <text:p>RNN</text:p>
              </table:table-cell>
              <table:table-cell office:value-type="string">
                <text:p/>
              </table:table-cell>
              <table:table-cell office:value-type="string">
                <text:p>TomekLinks</text:p>
              </table:table-cell>
              <table:table-cell office:value-type="string">
                <text:p/>
              </table:table-cell>
              <table:table-cell office:value-type="string">
                <text:p>IPF</text:p>
              </table:table-cell>
              <table:table-cell office:value-type="string">
                <text:p/>
              </table:table-cell>
              <table:table-cell office:value-type="string">
                <text:p>ORBoostFilter</text:p>
              </table:table-cell>
              <table:table-cell office:value-type="string">
                <text:p/>
              </table:table-cell>
              <table:table-cell office:value-type="string">
                <text:p>edgeBoostFilter</text:p>
              </table:table-cell>
              <table:table-cell office:value-type="string">
                <text:p/>
              </table:table-cell>
              <table:table-cell office:value-type="string">
                <text:p>ENN</text:p>
              </table:table-cell>
              <table:table-cell office:value-type="string">
                <text:p/>
              </table:table-cell>
              <table:table-cell office:value-type="string">
                <text:p>CVCF</text:p>
              </table:table-cell>
              <table:table-cell office:value-type="string">
                <text:p/>
              </table:table-cell>
              <table:table-cell office:value-type="string">
                <text:p>CNN</text:p>
              </table:table-cell>
              <table:table-cell office:value-type="string">
                <text:p/>
              </table:table-cell>
              <table:table-cell office:value-type="string">
                <text:p>C45robustFilter</text:p>
              </table:table-cell>
              <table:table-cell office:value-type="string">
                <text:p/>
              </table:table-cell>
              <table:table-cell office:value-type="string">
                <text:p>AENN</text:p>
              </table:table-cell>
              <table:table-cell office:value-type="string">
                <text:p/>
              </table:table-cell>
              <table:table-cell office:value-type="string">
                <text:p>BBNR</text:p>
              </table:table-cell>
              <table:table-cell office:value-type="string">
                <text:p/>
              </table:table-cell>
              <table:table-cell office:value-type="string">
                <text:p>Clean/Noise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0.2594912527">
                <text:p>0.2594912527</text:p>
              </table:table-cell>
              <table:table-cell office:value-type="float" office:value="0.3008835916">
                <text:p>0.3008835916</text:p>
              </table:table-cell>
              <table:table-cell office:value-type="float" office:value="0.2491806404">
                <text:p>0.2491806404</text:p>
              </table:table-cell>
              <table:table-cell office:value-type="float" office:value="0.2215999707">
                <text:p>0.2215999707</text:p>
              </table:table-cell>
              <table:table-cell office:value-type="float" office:value="0.07221079298">
                <text:p>0.07221079298</text:p>
              </table:table-cell>
              <table:table-cell office:value-type="float" office:value="0.1428449866">
                <text:p>0.1428449866</text:p>
              </table:table-cell>
              <table:table-cell office:value-type="float" office:value="0.2258241148">
                <text:p>0.2258241148</text:p>
              </table:table-cell>
              <table:table-cell office:value-type="float" office:value="0.2188365641">
                <text:p>0.2188365641</text:p>
              </table:table-cell>
              <table:table-cell office:value-type="float" office:value="0.2722481386">
                <text:p>0.2722481386</text:p>
              </table:table-cell>
              <table:table-cell office:value-type="float" office:value="0.2212200676">
                <text:p>0.2212200676</text:p>
              </table:table-cell>
              <table:table-cell office:value-type="float" office:value="0.2317860762">
                <text:p>0.2317860762</text:p>
              </table:table-cell>
              <table:table-cell office:value-type="float" office:value="0.2294253541">
                <text:p>0.2294253541</text:p>
              </table:table-cell>
              <table:table-cell office:value-type="float" office:value="0.1520181594">
                <text:p>0.1520181594</text:p>
              </table:table-cell>
              <table:table-cell office:value-type="float" office:value="0.2190538323">
                <text:p>0.2190538323</text:p>
              </table:table-cell>
              <table:table-cell office:value-type="float" office:value="0.250920144">
                <text:p>0.250920144</text:p>
              </table:table-cell>
              <table:table-cell office:value-type="float" office:value="0.2305801348">
                <text:p>0.2305801348</text:p>
              </table:table-cell>
              <table:table-cell office:value-type="float" office:value="0.4535771825">
                <text:p>0.4535771825</text:p>
              </table:table-cell>
              <table:table-cell office:value-type="float" office:value="0.1286988188">
                <text:p>0.1286988188</text:p>
              </table:table-cell>
              <table:table-cell office:value-type="float" office:value="0.242994218">
                <text:p>0.242994218</text:p>
              </table:table-cell>
              <table:table-cell office:value-type="float" office:value="0.2234822228">
                <text:p>0.2234822228</text:p>
              </table:table-cell>
              <table:table-cell office:value-type="float" office:value="0.1852099121">
                <text:p>0.1852099121</text:p>
              </table:table-cell>
              <table:table-cell office:value-type="float" office:value="0.2011223031">
                <text:p>0.2011223031</text:p>
              </table:table-cell>
              <table:table-cell office:value-type="float" office:value="0.1786566121">
                <text:p>0.1786566121</text:p>
              </table:table-cell>
              <table:table-cell office:value-type="float" office:value="0.2337197708">
                <text:p>0.2337197708</text:p>
              </table:table-cell>
              <table:table-cell office:value-type="float" office:value="0.242994218">
                <text:p>0.242994218</text:p>
              </table:table-cell>
              <table:table-cell office:value-type="float" office:value="0.2218216479">
                <text:p>0.2218216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8919103">
                <text:p>0.1608919103</text:p>
              </table:table-cell>
              <table:table-cell office:value-type="float" office:value="0.3465377577">
                <text:p>0.3465377577</text:p>
              </table:table-cell>
              <table:table-cell office:value-type="float" office:value="0.171325178">
                <text:p>0.171325178</text:p>
              </table:table-cell>
              <table:table-cell office:value-type="float" office:value="0.212413684">
                <text:p>0.212413684</text:p>
              </table:table-cell>
              <table:table-cell office:value-type="float" office:value="0.07221079298">
                <text:p>0.07221079298</text:p>
              </table:table-cell>
              <table:table-cell office:value-type="float" office:value="0.1428449866">
                <text:p>0.1428449866</text:p>
              </table:table-cell>
              <table:table-cell office:value-type="float" office:value="0.1560379151">
                <text:p>0.1560379151</text:p>
              </table:table-cell>
              <table:table-cell office:value-type="float" office:value="0.2001401257">
                <text:p>0.2001401257</text:p>
              </table:table-cell>
              <table:table-cell office:value-type="float" office:value="0.2423191071">
                <text:p>0.2423191071</text:p>
              </table:table-cell>
              <table:table-cell office:value-type="float" office:value="0.2334366516">
                <text:p>0.2334366516</text:p>
              </table:table-cell>
              <table:table-cell office:value-type="float" office:value="0.1626174289">
                <text:p>0.1626174289</text:p>
              </table:table-cell>
              <table:table-cell office:value-type="float" office:value="0.1990457619">
                <text:p>0.1990457619</text:p>
              </table:table-cell>
              <table:table-cell office:value-type="float" office:value="0.1151189607">
                <text:p>0.1151189607</text:p>
              </table:table-cell>
              <table:table-cell office:value-type="float" office:value="0.2148882782">
                <text:p>0.2148882782</text:p>
              </table:table-cell>
              <table:table-cell office:value-type="float" office:value="0.1672257122">
                <text:p>0.1672257122</text:p>
              </table:table-cell>
              <table:table-cell office:value-type="float" office:value="0.2173332767">
                <text:p>0.2173332767</text:p>
              </table:table-cell>
              <table:table-cell office:value-type="float" office:value="0.3725651052">
                <text:p>0.3725651052</text:p>
              </table:table-cell>
              <table:table-cell office:value-type="float" office:value="0.1578700022">
                <text:p>0.1578700022</text:p>
              </table:table-cell>
              <table:table-cell office:value-type="float" office:value="0.1656433902">
                <text:p>0.1656433902</text:p>
              </table:table-cell>
              <table:table-cell office:value-type="float" office:value="0.2101194971">
                <text:p>0.2101194971</text:p>
              </table:table-cell>
              <table:table-cell office:value-type="float" office:value="0.150682823">
                <text:p>0.150682823</text:p>
              </table:table-cell>
              <table:table-cell office:value-type="float" office:value="0.2013401679">
                <text:p>0.2013401679</text:p>
              </table:table-cell>
              <table:table-cell office:value-type="float" office:value="0.1384790464">
                <text:p>0.1384790464</text:p>
              </table:table-cell>
              <table:table-cell office:value-type="float" office:value="0.2320873777">
                <text:p>0.2320873777</text:p>
              </table:table-cell>
              <table:table-cell office:value-type="float" office:value="0.1653694418">
                <text:p>0.1653694418</text:p>
              </table:table-cell>
              <table:table-cell office:value-type="float" office:value="0.2110283711">
                <text:p>0.21102837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53030265">
                <text:p>0.1053030265</text:p>
              </table:table-cell>
              <table:table-cell office:value-type="float" office:value="0.3499221403">
                <text:p>0.3499221403</text:p>
              </table:table-cell>
              <table:table-cell office:value-type="float" office:value="0.133360139">
                <text:p>0.133360139</text:p>
              </table:table-cell>
              <table:table-cell office:value-type="float" office:value="0.2004802213">
                <text:p>0.2004802213</text:p>
              </table:table-cell>
              <table:table-cell office:value-type="float" office:value="0.07221079298">
                <text:p>0.07221079298</text:p>
              </table:table-cell>
              <table:table-cell office:value-type="float" office:value="0.1428449866">
                <text:p>0.1428449866</text:p>
              </table:table-cell>
              <table:table-cell office:value-type="float" office:value="0.1165682416">
                <text:p>0.1165682416</text:p>
              </table:table-cell>
              <table:table-cell office:value-type="float" office:value="0.1893843308">
                <text:p>0.1893843308</text:p>
              </table:table-cell>
              <table:table-cell office:value-type="float" office:value="0.2194541371">
                <text:p>0.2194541371</text:p>
              </table:table-cell>
              <table:table-cell office:value-type="float" office:value="0.230707341">
                <text:p>0.230707341</text:p>
              </table:table-cell>
              <table:table-cell office:value-type="float" office:value="0.1227173913">
                <text:p>0.1227173913</text:p>
              </table:table-cell>
              <table:table-cell office:value-type="float" office:value="0.1960742561">
                <text:p>0.1960742561</text:p>
              </table:table-cell>
              <table:table-cell office:value-type="float" office:value="0.1050623839">
                <text:p>0.1050623839</text:p>
              </table:table-cell>
              <table:table-cell office:value-type="float" office:value="0.2095383154">
                <text:p>0.2095383154</text:p>
              </table:table-cell>
              <table:table-cell office:value-type="float" office:value="0.1239128471">
                <text:p>0.1239128471</text:p>
              </table:table-cell>
              <table:table-cell office:value-type="float" office:value="0.1919010342">
                <text:p>0.1919010342</text:p>
              </table:table-cell>
              <table:table-cell office:value-type="float" office:value="0.3241496462">
                <text:p>0.3241496462</text:p>
              </table:table-cell>
              <table:table-cell office:value-type="float" office:value="0.1655981236">
                <text:p>0.1655981236</text:p>
              </table:table-cell>
              <table:table-cell office:value-type="float" office:value="0.1223693688">
                <text:p>0.1223693688</text:p>
              </table:table-cell>
              <table:table-cell office:value-type="float" office:value="0.1902986552">
                <text:p>0.1902986552</text:p>
              </table:table-cell>
              <table:table-cell office:value-type="float" office:value="0.1277731629">
                <text:p>0.1277731629</text:p>
              </table:table-cell>
              <table:table-cell office:value-type="float" office:value="0.2063315335">
                <text:p>0.2063315335</text:p>
              </table:table-cell>
              <table:table-cell office:value-type="float" office:value="0.1201617965">
                <text:p>0.1201617965</text:p>
              </table:table-cell>
              <table:table-cell office:value-type="float" office:value="0.2274276369">
                <text:p>0.2274276369</text:p>
              </table:table-cell>
              <table:table-cell office:value-type="float" office:value="0.1228258906">
                <text:p>0.1228258906</text:p>
              </table:table-cell>
              <table:table-cell office:value-type="float" office:value="0.1932707072">
                <text:p>0.1932707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95876046">
                <text:p>0.08195876046</text:p>
              </table:table-cell>
              <table:table-cell office:value-type="float" office:value="0.3611690667">
                <text:p>0.3611690667</text:p>
              </table:table-cell>
              <table:table-cell office:value-type="float" office:value="0.1150603865">
                <text:p>0.1150603865</text:p>
              </table:table-cell>
              <table:table-cell office:value-type="float" office:value="0.2034640112">
                <text:p>0.2034640112</text:p>
              </table:table-cell>
              <table:table-cell office:value-type="float" office:value="0.07221079298">
                <text:p>0.07221079298</text:p>
              </table:table-cell>
              <table:table-cell office:value-type="float" office:value="0.1428449866">
                <text:p>0.1428449866</text:p>
              </table:table-cell>
              <table:table-cell office:value-type="float" office:value="0.1012425278">
                <text:p>0.1012425278</text:p>
              </table:table-cell>
              <table:table-cell office:value-type="float" office:value="0.1860843705">
                <text:p>0.1860843705</text:p>
              </table:table-cell>
              <table:table-cell office:value-type="float" office:value="0.2028371739">
                <text:p>0.2028371739</text:p>
              </table:table-cell>
              <table:table-cell office:value-type="float" office:value="0.2292999429">
                <text:p>0.2292999429</text:p>
              </table:table-cell>
              <table:table-cell office:value-type="float" office:value="0.1065959703">
                <text:p>0.1065959703</text:p>
              </table:table-cell>
              <table:table-cell office:value-type="float" office:value="0.1965160668">
                <text:p>0.1965160668</text:p>
              </table:table-cell>
              <table:table-cell office:value-type="float" office:value="0.09718433515">
                <text:p>0.09718433515</text:p>
              </table:table-cell>
              <table:table-cell office:value-type="float" office:value="0.2090711101">
                <text:p>0.2090711101</text:p>
              </table:table-cell>
              <table:table-cell office:value-type="float" office:value="0.1112000707">
                <text:p>0.1112000707</text:p>
              </table:table-cell>
              <table:table-cell office:value-type="float" office:value="0.1946879204">
                <text:p>0.1946879204</text:p>
              </table:table-cell>
              <table:table-cell office:value-type="float" office:value="0.3043187284">
                <text:p>0.3043187284</text:p>
              </table:table-cell>
              <table:table-cell office:value-type="float" office:value="0.1749362395">
                <text:p>0.1749362395</text:p>
              </table:table-cell>
              <table:table-cell office:value-type="float" office:value="0.1116694749">
                <text:p>0.1116694749</text:p>
              </table:table-cell>
              <table:table-cell office:value-type="float" office:value="0.2015192771">
                <text:p>0.2015192771</text:p>
              </table:table-cell>
              <table:table-cell office:value-type="float" office:value="0.1075998193">
                <text:p>0.1075998193</text:p>
              </table:table-cell>
              <table:table-cell office:value-type="float" office:value="0.1877059674">
                <text:p>0.1877059674</text:p>
              </table:table-cell>
              <table:table-cell office:value-type="float" office:value="0.1076229331">
                <text:p>0.1076229331</text:p>
              </table:table-cell>
              <table:table-cell office:value-type="float" office:value="0.2179844923">
                <text:p>0.2179844923</text:p>
              </table:table-cell>
              <table:table-cell office:value-type="float" office:value="0.1112000707">
                <text:p>0.1112000707</text:p>
              </table:table-cell>
              <table:table-cell office:value-type="float" office:value="0.1953192866">
                <text:p>0.1953192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831601273">
                <text:p>0.06831601273</text:p>
              </table:table-cell>
              <table:table-cell office:value-type="float" office:value="0.3928472222">
                <text:p>0.3928472222</text:p>
              </table:table-cell>
              <table:table-cell office:value-type="float" office:value="0.1064130238">
                <text:p>0.1064130238</text:p>
              </table:table-cell>
              <table:table-cell office:value-type="float" office:value="0.2041577914">
                <text:p>0.2041577914</text:p>
              </table:table-cell>
              <table:table-cell office:value-type="float" office:value="0.07221079298">
                <text:p>0.07221079298</text:p>
              </table:table-cell>
              <table:table-cell office:value-type="float" office:value="0.1428449866">
                <text:p>0.1428449866</text:p>
              </table:table-cell>
              <table:table-cell office:value-type="float" office:value="0.08889507482">
                <text:p>0.08889507482</text:p>
              </table:table-cell>
              <table:table-cell office:value-type="float" office:value="0.1897985328">
                <text:p>0.1897985328</text:p>
              </table:table-cell>
              <table:table-cell office:value-type="float" office:value="0.1919547066">
                <text:p>0.1919547066</text:p>
              </table:table-cell>
              <table:table-cell office:value-type="float" office:value="0.2365388287">
                <text:p>0.2365388287</text:p>
              </table:table-cell>
              <table:table-cell office:value-type="float" office:value="0.09714406347">
                <text:p>0.09714406347</text:p>
              </table:table-cell>
              <table:table-cell office:value-type="float" office:value="0.196890015">
                <text:p>0.196890015</text:p>
              </table:table-cell>
              <table:table-cell office:value-type="float" office:value="0.09301484062">
                <text:p>0.09301484062</text:p>
              </table:table-cell>
              <table:table-cell office:value-type="float" office:value="0.2063034539">
                <text:p>0.2063034539</text:p>
              </table:table-cell>
              <table:table-cell office:value-type="float" office:value="0.09996553552">
                <text:p>0.09996553552</text:p>
              </table:table-cell>
              <table:table-cell office:value-type="float" office:value="0.2007777327">
                <text:p>0.2007777327</text:p>
              </table:table-cell>
              <table:table-cell office:value-type="float" office:value="0.2955143805">
                <text:p>0.2955143805</text:p>
              </table:table-cell>
              <table:table-cell office:value-type="float" office:value="0.1821644756">
                <text:p>0.1821644756</text:p>
              </table:table-cell>
              <table:table-cell office:value-type="float" office:value="0.1017785437">
                <text:p>0.1017785437</text:p>
              </table:table-cell>
              <table:table-cell office:value-type="float" office:value="0.2033108603">
                <text:p>0.2033108603</text:p>
              </table:table-cell>
              <table:table-cell office:value-type="float" office:value="0.0909130042">
                <text:p>0.0909130042</text:p>
              </table:table-cell>
              <table:table-cell office:value-type="float" office:value="0.1808202018">
                <text:p>0.1808202018</text:p>
              </table:table-cell>
              <table:table-cell office:value-type="float" office:value="0.1000144142">
                <text:p>0.1000144142</text:p>
              </table:table-cell>
              <table:table-cell office:value-type="float" office:value="0.2182948029">
                <text:p>0.2182948029</text:p>
              </table:table-cell>
              <table:table-cell office:value-type="float" office:value="0.1017785437">
                <text:p>0.1017785437</text:p>
              </table:table-cell>
              <table:table-cell office:value-type="float" office:value="0.2022126523">
                <text:p>0.2022126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25558698">
                <text:p>0.05725558698</text:p>
              </table:table-cell>
              <table:table-cell office:value-type="float" office:value="0.3950152341">
                <text:p>0.3950152341</text:p>
              </table:table-cell>
              <table:table-cell office:value-type="float" office:value="0.09062212796">
                <text:p>0.09062212796</text:p>
              </table:table-cell>
              <table:table-cell office:value-type="float" office:value="0.1957982045">
                <text:p>0.1957982045</text:p>
              </table:table-cell>
              <table:table-cell office:value-type="float" office:value="0.07221079298">
                <text:p>0.07221079298</text:p>
              </table:table-cell>
              <table:table-cell office:value-type="float" office:value="0.1428449866">
                <text:p>0.1428449866</text:p>
              </table:table-cell>
              <table:table-cell office:value-type="float" office:value="0.07754762185">
                <text:p>0.07754762185</text:p>
              </table:table-cell>
              <table:table-cell office:value-type="float" office:value="0.1804549297">
                <text:p>0.1804549297</text:p>
              </table:table-cell>
              <table:table-cell office:value-type="float" office:value="0.1761148788">
                <text:p>0.1761148788</text:p>
              </table:table-cell>
              <table:table-cell office:value-type="float" office:value="0.2400099615">
                <text:p>0.2400099615</text:p>
              </table:table-cell>
              <table:table-cell office:value-type="float" office:value="0.08734413417">
                <text:p>0.08734413417</text:p>
              </table:table-cell>
              <table:table-cell office:value-type="float" office:value="0.1913505147">
                <text:p>0.1913505147</text:p>
              </table:table-cell>
              <table:table-cell office:value-type="float" office:value="0.07514824634">
                <text:p>0.07514824634</text:p>
              </table:table-cell>
              <table:table-cell office:value-type="float" office:value="0.1854076802">
                <text:p>0.1854076802</text:p>
              </table:table-cell>
              <table:table-cell office:value-type="float" office:value="0.08800053022">
                <text:p>0.08800053022</text:p>
              </table:table-cell>
              <table:table-cell office:value-type="float" office:value="0.1934426925">
                <text:p>0.1934426925</text:p>
              </table:table-cell>
              <table:table-cell office:value-type="float" office:value="0.2800795979">
                <text:p>0.2800795979</text:p>
              </table:table-cell>
              <table:table-cell office:value-type="float" office:value="0.1791224136">
                <text:p>0.1791224136</text:p>
              </table:table-cell>
              <table:table-cell office:value-type="float" office:value="0.08798764778">
                <text:p>0.08798764778</text:p>
              </table:table-cell>
              <table:table-cell office:value-type="float" office:value="0.1944981746">
                <text:p>0.1944981746</text:p>
              </table:table-cell>
              <table:table-cell office:value-type="float" office:value="0.08293050155">
                <text:p>0.08293050155</text:p>
              </table:table-cell>
              <table:table-cell office:value-type="float" office:value="0.1752885101">
                <text:p>0.1752885101</text:p>
              </table:table-cell>
              <table:table-cell office:value-type="float" office:value="0.0870494089">
                <text:p>0.0870494089</text:p>
              </table:table-cell>
              <table:table-cell office:value-type="float" office:value="0.198175909">
                <text:p>0.198175909</text:p>
              </table:table-cell>
              <table:table-cell office:value-type="float" office:value="0.08780065591">
                <text:p>0.08780065591</text:p>
              </table:table-cell>
              <table:table-cell office:value-type="float" office:value="0.1906135592">
                <text:p>0.1906135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62572169">
                <text:p>0.04562572169</text:p>
              </table:table-cell>
              <table:table-cell office:value-type="float" office:value="0.5011760462">
                <text:p>0.5011760462</text:p>
              </table:table-cell>
              <table:table-cell office:value-type="float" office:value="0.08281373473">
                <text:p>0.08281373473</text:p>
              </table:table-cell>
              <table:table-cell office:value-type="float" office:value="0.1855848833">
                <text:p>0.1855848833</text:p>
              </table:table-cell>
              <table:table-cell office:value-type="float" office:value="0.07221079298">
                <text:p>0.07221079298</text:p>
              </table:table-cell>
              <table:table-cell office:value-type="float" office:value="0.1428449866">
                <text:p>0.1428449866</text:p>
              </table:table-cell>
              <table:table-cell office:value-type="float" office:value="0.07136524488">
                <text:p>0.07136524488</text:p>
              </table:table-cell>
              <table:table-cell office:value-type="float" office:value="0.1778429239">
                <text:p>0.1778429239</text:p>
              </table:table-cell>
              <table:table-cell office:value-type="float" office:value="0.1703149495">
                <text:p>0.1703149495</text:p>
              </table:table-cell>
              <table:table-cell office:value-type="float" office:value="0.2462350995">
                <text:p>0.2462350995</text:p>
              </table:table-cell>
              <table:table-cell office:value-type="float" office:value="0.08181815325">
                <text:p>0.08181815325</text:p>
              </table:table-cell>
              <table:table-cell office:value-type="float" office:value="0.1897546437">
                <text:p>0.1897546437</text:p>
              </table:table-cell>
              <table:table-cell office:value-type="float" office:value="0.07133523821">
                <text:p>0.07133523821</text:p>
              </table:table-cell>
              <table:table-cell office:value-type="float" office:value="0.1867258606">
                <text:p>0.1867258606</text:p>
              </table:table-cell>
              <table:table-cell office:value-type="float" office:value="0.08064865873">
                <text:p>0.08064865873</text:p>
              </table:table-cell>
              <table:table-cell office:value-type="float" office:value="0.1862750745">
                <text:p>0.1862750745</text:p>
              </table:table-cell>
              <table:table-cell office:value-type="float" office:value="0.2763622066">
                <text:p>0.2763622066</text:p>
              </table:table-cell>
              <table:table-cell office:value-type="float" office:value="0.1743562142">
                <text:p>0.1743562142</text:p>
              </table:table-cell>
              <table:table-cell office:value-type="float" office:value="0.08146166686">
                <text:p>0.08146166686</text:p>
              </table:table-cell>
              <table:table-cell office:value-type="float" office:value="0.1893254168">
                <text:p>0.1893254168</text:p>
              </table:table-cell>
              <table:table-cell office:value-type="float" office:value="0.07240452064">
                <text:p>0.07240452064</text:p>
              </table:table-cell>
              <table:table-cell office:value-type="float" office:value="0.1715526194">
                <text:p>0.1715526194</text:p>
              </table:table-cell>
              <table:table-cell office:value-type="float" office:value="0.08069292251">
                <text:p>0.08069292251</text:p>
              </table:table-cell>
              <table:table-cell office:value-type="float" office:value="0.1964367036">
                <text:p>0.1964367036</text:p>
              </table:table-cell>
              <table:table-cell office:value-type="float" office:value="0.08227467499">
                <text:p>0.08227467499</text:p>
              </table:table-cell>
              <table:table-cell office:value-type="float" office:value="0.1874677961">
                <text:p>0.1874677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53933467">
                <text:p>0.02853933467</text:p>
              </table:table-cell>
              <table:table-cell office:value-type="float" office:value="NaN">
                <text:p>NaN</text:p>
              </table:table-cell>
              <table:table-cell office:value-type="float" office:value="0.07212267782">
                <text:p>0.07212267782</text:p>
              </table:table-cell>
              <table:table-cell office:value-type="float" office:value="0.1821848183">
                <text:p>0.1821848183</text:p>
              </table:table-cell>
              <table:table-cell office:value-type="float" office:value="0.07221079298">
                <text:p>0.07221079298</text:p>
              </table:table-cell>
              <table:table-cell office:value-type="float" office:value="0.1428449866">
                <text:p>0.1428449866</text:p>
              </table:table-cell>
              <table:table-cell office:value-type="float" office:value="0.06231328306">
                <text:p>0.06231328306</text:p>
              </table:table-cell>
              <table:table-cell office:value-type="float" office:value="0.1713455167">
                <text:p>0.1713455167</text:p>
              </table:table-cell>
              <table:table-cell office:value-type="float" office:value="0.1477615401">
                <text:p>0.1477615401</text:p>
              </table:table-cell>
              <table:table-cell office:value-type="float" office:value="0.2466967749">
                <text:p>0.2466967749</text:p>
              </table:table-cell>
              <table:table-cell office:value-type="float" office:value="0.07230966969">
                <text:p>0.07230966969</text:p>
              </table:table-cell>
              <table:table-cell office:value-type="float" office:value="0.1846241633">
                <text:p>0.1846241633</text:p>
              </table:table-cell>
              <table:table-cell office:value-type="float" office:value="0.06399624917">
                <text:p>0.06399624917</text:p>
              </table:table-cell>
              <table:table-cell office:value-type="float" office:value="0.179359715">
                <text:p>0.179359715</text:p>
              </table:table-cell>
              <table:table-cell office:value-type="float" office:value="0.07268365343">
                <text:p>0.07268365343</text:p>
              </table:table-cell>
              <table:table-cell office:value-type="float" office:value="0.1845068884">
                <text:p>0.1845068884</text:p>
              </table:table-cell>
              <table:table-cell office:value-type="float" office:value="0.2696448153">
                <text:p>0.2696448153</text:p>
              </table:table-cell>
              <table:table-cell office:value-type="float" office:value="0.1665983428">
                <text:p>0.1665983428</text:p>
              </table:table-cell>
              <table:table-cell office:value-type="float" office:value="0.07330966969">
                <text:p>0.07330966969</text:p>
              </table:table-cell>
              <table:table-cell office:value-type="float" office:value="0.186774007">
                <text:p>0.186774007</text:p>
              </table:table-cell>
              <table:table-cell office:value-type="float" office:value="0.06052647186">
                <text:p>0.06052647186</text:p>
              </table:table-cell>
              <table:table-cell office:value-type="float" office:value="0.1653108883">
                <text:p>0.1653108883</text:p>
              </table:table-cell>
              <table:table-cell office:value-type="float" office:value="0.07225389812">
                <text:p>0.07225389812</text:p>
              </table:table-cell>
              <table:table-cell office:value-type="float" office:value="0.1930981619">
                <text:p>0.1930981619</text:p>
              </table:table-cell>
              <table:table-cell office:value-type="float" office:value="0.07130966969">
                <text:p>0.07130966969</text:p>
              </table:table-cell>
              <table:table-cell office:value-type="float" office:value="0.1815091427">
                <text:p>0.18150914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